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EF000001D260BAE74875D36D26.png" manifest:media-type="image/png"/>
  <manifest:file-entry manifest:full-path="Pictures/10000201000006DB000002BB2E87782C7678D5E3.png" manifest:media-type="image/png"/>
  <manifest:file-entry manifest:full-path="Pictures/100000000000041A0000015E35680D5B855F0E0A.png" manifest:media-type="image/png"/>
  <manifest:file-entry manifest:full-path="Pictures/10000201000002D9000002CDBE133C07D4BA8EAF.png" manifest:media-type="image/png"/>
  <manifest:file-entry manifest:full-path="Pictures/100002010000046B0000021130CA2C7902A7842E.png" manifest:media-type="image/png"/>
  <manifest:file-entry manifest:full-path="Pictures/10000201000005470000033BD4321402A1E3033B.png" manifest:media-type="image/png"/>
  <manifest:file-entry manifest:full-path="Pictures/10000201000004C8000005CD4549F58335FE662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master-page-name="Standard">
      <style:paragraph-properties fo:margin-top="0.1in" fo:margin-bottom="0.1in" loext:contextual-spacing="false" fo:line-height="115%" fo:text-align="center" style:justify-single-word="false" style:page-number="auto" style:writing-mode="lr-tb"/>
      <style:text-properties style:font-name="Arial" fo:language="en" fo:country="GB" fo:font-weight="bold" style:font-weight-asian="bold" style:font-name-complex="Arial2" style:font-size-complex="14pt"/>
    </style:style>
    <style:style style:name="P2" style:family="paragraph" style:parent-style-name="Standard">
      <style:paragraph-properties fo:margin-top="0.1in" fo:margin-bottom="0.1in" loext:contextual-spacing="false" style:writing-mode="lr-tb"/>
    </style:style>
    <style:style style:name="P3" style:family="paragraph" style:parent-style-name="Standard">
      <style:paragraph-properties fo:margin-top="0.1in" fo:margin-bottom="0.1in" loext:contextual-spacing="false" fo:line-height="115%" fo:text-align="center" style:justify-single-word="false" style:writing-mode="lr-tb"/>
      <style:text-properties style:font-name="Arial" fo:font-weight="bold" style:font-weight-asian="bold" style:font-name-complex="Arial2" style:font-size-complex="14pt"/>
    </style:style>
    <style:style style:name="P4" style:family="paragraph" style:parent-style-name="Standard">
      <style:paragraph-properties fo:margin-top="0.1in" fo:margin-bottom="0.1in" loext:contextual-spacing="false" fo:line-height="115%" fo:text-align="center" style:justify-single-word="false" style:writing-mode="lr-tb"/>
      <style:text-properties style:font-name="Arial" fo:font-size="18pt" fo:language="en" fo:country="GB" fo:font-weight="bold" style:font-size-asian="18pt" style:font-weight-asian="bold" style:font-name-complex="Arial2" style:font-size-complex="18pt"/>
    </style:style>
    <style:style style:name="P5" style:family="paragraph" style:parent-style-name="Standard">
      <style:paragraph-properties fo:margin-top="0.1in" fo:margin-bottom="0.1in" loext:contextual-spacing="false" fo:line-height="115%" fo:text-align="center" style:justify-single-word="false" style:writing-mode="lr-tb"/>
      <style:text-properties style:font-name="Arial" fo:language="en" fo:country="GB" fo:font-weight="bold" style:font-weight-asian="bold" style:font-name-complex="Arial2" style:font-size-complex="14pt"/>
    </style:style>
    <style:style style:name="P6" style:family="paragraph" style:parent-style-name="Standard">
      <style:paragraph-properties fo:margin-top="0.1in" fo:margin-bottom="0.1in" loext:contextual-spacing="false" fo:line-height="115%" fo:text-align="center" style:justify-single-word="false" style:writing-mode="lr-tb"/>
      <style:text-properties style:font-name="Arial" fo:language="en" fo:country="GB" fo:font-weight="bold" officeooo:rsid="0016f350" officeooo:paragraph-rsid="0016f350" style:font-weight-asian="bold" style:font-name-complex="Arial2" style:font-size-complex="14pt"/>
    </style:style>
    <style:style style:name="P7" style:family="paragraph" style:parent-style-name="Standard">
      <style:paragraph-properties fo:margin-top="0.1in" fo:margin-bottom="0.1in" loext:contextual-spacing="false" fo:line-height="115%" style:writing-mode="lr-tb"/>
    </style:style>
    <style:style style:name="P8" style:family="paragraph" style:parent-style-name="Standard">
      <style:paragraph-properties fo:margin-top="0.1in" fo:margin-bottom="0.1in" loext:contextual-spacing="false" fo:line-height="115%" fo:text-align="center" style:justify-single-word="false" style:writing-mode="lr-tb"/>
    </style:style>
    <style:style style:name="P9" style:family="paragraph" style:parent-style-name="Standard" style:list-style-name="L6">
      <style:paragraph-properties fo:margin-top="0.1in" fo:margin-bottom="0.1in" loext:contextual-spacing="false" fo:line-height="115%" style:writing-mode="lr-tb"/>
    </style:style>
    <style:style style:name="P10" style:family="paragraph" style:parent-style-name="Standard">
      <style:paragraph-properties fo:margin-top="0.1in" fo:margin-bottom="0.1in" loext:contextual-spacing="false" fo:line-height="115%" fo:text-align="center" style:justify-single-word="false" style:writing-mode="lr-tb"/>
      <style:text-properties fo:font-style="italic" style:font-style-asian="italic" style:font-size-complex="14pt"/>
    </style:style>
    <style:style style:name="P11" style:family="paragraph" style:parent-style-name="Standard">
      <style:paragraph-properties fo:margin-top="0.1in" fo:margin-bottom="0.1in" loext:contextual-spacing="false" fo:line-height="115%" style:writing-mode="lr-tb"/>
      <style:text-properties style:font-name="Times New Roman" fo:font-size="14pt" officeooo:rsid="00af6820" officeooo:paragraph-rsid="00c926da" style:font-size-asian="14pt" style:font-name-complex="Times New Roman1" style:font-size-complex="14pt"/>
    </style:style>
    <style:style style:name="P12" style:family="paragraph" style:parent-style-name="Standard">
      <style:paragraph-properties fo:margin-top="0.1in" fo:margin-bottom="0.1in" loext:contextual-spacing="false" fo:line-height="115%" style:writing-mode="lr-tb"/>
      <style:text-properties officeooo:rsid="0062ae10" officeooo:paragraph-rsid="0062ae10" style:font-size-complex="14pt"/>
    </style:style>
    <style:style style:name="P13" style:family="paragraph" style:parent-style-name="Standard">
      <style:paragraph-properties fo:margin-top="0.1in" fo:margin-bottom="0.1in" loext:contextual-spacing="false" fo:line-height="115%" style:writing-mode="lr-tb"/>
      <style:text-properties officeooo:rsid="004ea5df" officeooo:paragraph-rsid="004ea5df" style:font-size-complex="14pt"/>
    </style:style>
    <style:style style:name="P14" style:family="paragraph" style:parent-style-name="Standard">
      <style:paragraph-properties fo:margin-top="0.1in" fo:margin-bottom="0.1in" loext:contextual-spacing="false" fo:line-height="115%" style:writing-mode="lr-tb"/>
      <style:text-properties officeooo:rsid="004ea5df" officeooo:paragraph-rsid="00c42161" style:font-size-complex="14pt"/>
    </style:style>
    <style:style style:name="P15" style:family="paragraph" style:parent-style-name="Standard" style:list-style-name="L19">
      <style:paragraph-properties fo:margin-top="0.1in" fo:margin-bottom="0.1in" loext:contextual-spacing="false" fo:line-height="115%" style:writing-mode="lr-tb"/>
      <style:text-properties officeooo:rsid="00450b6f" officeooo:paragraph-rsid="00450b6f" style:font-size-complex="14pt"/>
    </style:style>
    <style:style style:name="P16" style:family="paragraph" style:parent-style-name="Standard" style:list-style-name="L20">
      <style:paragraph-properties fo:margin-top="0.1in" fo:margin-bottom="0.1in" loext:contextual-spacing="false" fo:line-height="115%" style:writing-mode="lr-tb"/>
      <style:text-properties officeooo:rsid="00c42161" officeooo:paragraph-rsid="00c42161" style:font-size-complex="14pt"/>
    </style:style>
    <style:style style:name="P17" style:family="paragraph" style:parent-style-name="Standard">
      <style:paragraph-properties fo:margin-top="0.1in" fo:margin-bottom="0.1in" loext:contextual-spacing="false" fo:line-height="115%" style:writing-mode="lr-tb"/>
      <style:text-properties officeooo:rsid="00c63691" officeooo:paragraph-rsid="00e07144" style:font-size-complex="14pt"/>
    </style:style>
    <style:style style:name="P18" style:family="paragraph" style:parent-style-name="Standard">
      <style:paragraph-properties fo:margin-top="0.1in" fo:margin-bottom="0.1in" loext:contextual-spacing="false" fo:line-height="115%" style:writing-mode="lr-tb"/>
      <style:text-properties officeooo:rsid="00a8901a" officeooo:paragraph-rsid="00a8901a"/>
    </style:style>
    <style:style style:name="P19" style:family="paragraph" style:parent-style-name="Standard" style:list-style-name="L7">
      <style:paragraph-properties fo:margin-top="0.1in" fo:margin-bottom="0.1in" loext:contextual-spacing="false" fo:line-height="115%" style:writing-mode="lr-tb"/>
      <style:text-properties officeooo:rsid="00b845b7" officeooo:paragraph-rsid="00b845b7"/>
    </style:style>
    <style:style style:name="P20" style:family="paragraph" style:parent-style-name="Standard" style:list-style-name="L6">
      <style:paragraph-properties fo:margin-top="0.1in" fo:margin-bottom="0.1in" loext:contextual-spacing="false" fo:line-height="115%" style:writing-mode="lr-tb"/>
      <style:text-properties officeooo:rsid="00b845b7" officeooo:paragraph-rsid="00b845b7"/>
    </style:style>
    <style:style style:name="P21" style:family="paragraph" style:parent-style-name="Standard">
      <style:paragraph-properties fo:margin-top="0.1in" fo:margin-bottom="0.1in" loext:contextual-spacing="false" fo:line-height="115%" style:writing-mode="lr-tb"/>
      <style:text-properties officeooo:rsid="00b845b7" officeooo:paragraph-rsid="00b845b7"/>
    </style:style>
    <style:style style:name="P22" style:family="paragraph" style:parent-style-name="Standard" style:list-style-name="L9">
      <style:paragraph-properties fo:margin-top="0.1in" fo:margin-bottom="0.1in" loext:contextual-spacing="false" fo:line-height="115%" style:writing-mode="lr-tb"/>
      <style:text-properties officeooo:rsid="00b845b7" officeooo:paragraph-rsid="00b845b7"/>
    </style:style>
    <style:style style:name="P23" style:family="paragraph" style:parent-style-name="Standard" style:list-style-name="L9">
      <style:paragraph-properties fo:margin-top="0.1in" fo:margin-bottom="0.1in" loext:contextual-spacing="false" fo:line-height="115%" style:writing-mode="lr-tb"/>
      <style:text-properties officeooo:rsid="00bad233" officeooo:paragraph-rsid="00bad233"/>
    </style:style>
    <style:style style:name="P24" style:family="paragraph" style:parent-style-name="Standard">
      <style:paragraph-properties fo:margin-top="0.1in" fo:margin-bottom="0.1in" loext:contextual-spacing="false" fo:line-height="115%" style:writing-mode="lr-tb"/>
      <style:text-properties officeooo:rsid="0029af03" officeooo:paragraph-rsid="0029af03"/>
    </style:style>
    <style:style style:name="P25" style:family="paragraph" style:parent-style-name="Standard">
      <style:paragraph-properties fo:margin-top="0.1in" fo:margin-bottom="0.1in" loext:contextual-spacing="false" fo:line-height="115%" style:writing-mode="lr-tb"/>
      <style:text-properties officeooo:rsid="00d04881" officeooo:paragraph-rsid="00d04881"/>
    </style:style>
    <style:style style:name="P26" style:family="paragraph" style:parent-style-name="Standard">
      <style:paragraph-properties fo:margin-top="0.1in" fo:margin-bottom="0.1in" loext:contextual-spacing="false" fo:line-height="115%" style:writing-mode="lr-tb"/>
      <style:text-properties officeooo:rsid="003567c8" officeooo:paragraph-rsid="003567c8"/>
    </style:style>
    <style:style style:name="P27" style:family="paragraph" style:parent-style-name="Standard">
      <style:paragraph-properties fo:margin-top="0.1in" fo:margin-bottom="0.1in" loext:contextual-spacing="false" fo:line-height="115%" style:writing-mode="lr-tb"/>
      <style:text-properties officeooo:rsid="003cff8a" officeooo:paragraph-rsid="003cff8a"/>
    </style:style>
    <style:style style:name="P28" style:family="paragraph" style:parent-style-name="Standard" style:list-style-name="L18">
      <style:paragraph-properties fo:margin-top="0.1in" fo:margin-bottom="0.1in" loext:contextual-spacing="false" fo:line-height="115%" style:writing-mode="lr-tb"/>
      <style:text-properties officeooo:rsid="003e4ce5" officeooo:paragraph-rsid="003e4ce5"/>
    </style:style>
    <style:style style:name="P29" style:family="paragraph" style:parent-style-name="Standard">
      <style:paragraph-properties fo:margin-top="0.1in" fo:margin-bottom="0.1in" loext:contextual-spacing="false" fo:line-height="115%" style:writing-mode="lr-tb"/>
      <style:text-properties officeooo:rsid="009bc902" officeooo:paragraph-rsid="009bc902"/>
    </style:style>
    <style:style style:name="P30" style:family="paragraph" style:parent-style-name="Standard">
      <style:paragraph-properties fo:margin-left="0in" fo:margin-right="0in" fo:margin-top="0.1in" fo:margin-bottom="0.1in" loext:contextual-spacing="false" fo:line-height="115%" fo:text-align="end" style:justify-single-word="false" fo:text-indent="0.4925in" style:auto-text-indent="false" style:writing-mode="lr-tb"/>
      <style:text-properties style:font-name="Times New Roman" fo:font-size="14pt" fo:font-style="italic" officeooo:rsid="00deef5d" style:font-size-asian="14pt" style:font-style-asian="italic" style:font-name-complex="Times New Roman1" style:font-size-complex="14pt" style:font-style-complex="italic"/>
    </style:style>
    <style:style style:name="P31" style:family="paragraph" style:parent-style-name="Text_20_body" style:master-page-name="">
      <loext:graphic-properties draw:fill="none"/>
      <style:paragraph-properties fo:margin-left="0in" fo:margin-right="0in" fo:margin-top="0.1in" fo:margin-bottom="0.1in" loext:contextual-spacing="false" fo:line-height="115%" fo:text-align="justify" style:justify-single-word="false" fo:orphans="2" fo:widows="2" fo:text-indent="0in" style:auto-text-indent="false" style:page-number="auto" fo:background-color="transparent" style:writing-mode="lr-tb"/>
      <style:text-properties officeooo:rsid="001de1a5" officeooo:paragraph-rsid="001de1a5" style:font-size-complex="14pt"/>
    </style:style>
    <style:style style:name="P32" style:family="paragraph" style:parent-style-name="Text_20_body">
      <style:paragraph-properties fo:margin-top="0.1in" fo:margin-bottom="0.1in" loext:contextual-spacing="false" style:writing-mode="lr-tb"/>
    </style:style>
    <style:style style:name="P33" style:family="paragraph" style:parent-style-name="Text_20_body">
      <style:paragraph-properties fo:margin-top="0.1in" fo:margin-bottom="0.1in" loext:contextual-spacing="false" fo:line-height="115%" fo:text-align="justify" style:justify-single-word="false" style:writing-mode="lr-tb"/>
    </style:style>
    <style:style style:name="P34" style:family="paragraph" style:parent-style-name="Text_20_body">
      <style:paragraph-properties fo:margin-top="0.1in" fo:margin-bottom="0.1in" loext:contextual-spacing="false" fo:line-height="115%" fo:text-align="justify" style:justify-single-word="false" style:writing-mode="lr-tb"/>
      <style:text-properties officeooo:paragraph-rsid="00217f6a"/>
    </style:style>
    <style:style style:name="P35" style:family="paragraph" style:parent-style-name="Text_20_body" style:list-style-name="L1">
      <style:paragraph-properties fo:margin-top="0.1in" fo:margin-bottom="0.1in" loext:contextual-spacing="false" fo:line-height="115%" fo:text-align="justify" style:justify-single-word="false" style:writing-mode="lr-tb"/>
      <style:text-properties officeooo:paragraph-rsid="00217f6a"/>
    </style:style>
    <style:style style:name="P36" style:family="paragraph" style:parent-style-name="Text_20_body" style:list-style-name="L1">
      <style:paragraph-properties fo:margin-top="0.1in" fo:margin-bottom="0.1in" loext:contextual-spacing="false" fo:line-height="115%" fo:text-align="justify" style:justify-single-word="false" style:writing-mode="lr-tb"/>
      <style:text-properties officeooo:paragraph-rsid="00a6b0b4"/>
    </style:style>
    <style:style style:name="P37" style:family="paragraph" style:parent-style-name="Text_20_body">
      <style:paragraph-properties fo:margin-top="0.1in" fo:margin-bottom="0.1in" loext:contextual-spacing="false" fo:line-height="115%" fo:text-align="justify" style:justify-single-word="false" style:writing-mode="lr-tb"/>
      <style:text-properties officeooo:paragraph-rsid="0216b28a"/>
    </style:style>
    <style:style style:name="P38" style:family="paragraph" style:parent-style-name="Text_20_body" style:list-style-name="L15">
      <style:paragraph-properties fo:margin-top="0.1in" fo:margin-bottom="0.1in" loext:contextual-spacing="false" fo:line-height="115%" fo:text-align="justify" style:justify-single-word="false" style:writing-mode="lr-tb"/>
    </style:style>
    <style:style style:name="P39" style:family="paragraph" style:parent-style-name="Text_20_body" style:list-style-name="L16">
      <style:paragraph-properties fo:margin-top="0.1in" fo:margin-bottom="0.1in" loext:contextual-spacing="false" fo:line-height="115%" fo:text-align="justify" style:justify-single-word="false" style:writing-mode="lr-tb"/>
    </style:style>
    <style:style style:name="P40" style:family="paragraph" style:parent-style-name="Text_20_body" style:list-style-name="L16">
      <style:paragraph-properties fo:margin-top="0.1in" fo:margin-bottom="0.1in" loext:contextual-spacing="false" fo:line-height="115%" fo:text-align="justify" style:justify-single-word="false" style:writing-mode="lr-tb"/>
      <style:text-properties officeooo:paragraph-rsid="01f5042b"/>
    </style:style>
    <style:style style:name="P41" style:family="paragraph" style:parent-style-name="Text_20_body" style:list-style-name="L16">
      <style:paragraph-properties fo:margin-top="0.1in" fo:margin-bottom="0.1in" loext:contextual-spacing="false" fo:line-height="115%" fo:text-align="justify" style:justify-single-word="false" style:writing-mode="lr-tb"/>
      <style:text-properties officeooo:paragraph-rsid="01d692da"/>
    </style:style>
    <style:style style:name="P42" style:family="paragraph" style:parent-style-name="Text_20_body">
      <style:paragraph-properties fo:margin-top="0.1in" fo:margin-bottom="0.1in" loext:contextual-spacing="false" fo:line-height="115%" fo:text-align="justify" style:justify-single-word="false" style:writing-mode="lr-tb"/>
      <style:text-properties officeooo:paragraph-rsid="01f5042b"/>
    </style:style>
    <style:style style:name="P43" style:family="paragraph" style:parent-style-name="Text_20_body" style:list-style-name="L3">
      <style:paragraph-properties fo:margin-top="0.1in" fo:margin-bottom="0.1in" loext:contextual-spacing="false" fo:line-height="115%" style:writing-mode="lr-tb"/>
      <style:text-properties officeooo:paragraph-rsid="00665a6a"/>
    </style:style>
    <style:style style:name="P44" style:family="paragraph" style:parent-style-name="Text_20_body">
      <style:paragraph-properties fo:margin-top="0.1in" fo:margin-bottom="0.1in" loext:contextual-spacing="false" fo:line-height="115%" style:writing-mode="lr-tb"/>
      <style:text-properties officeooo:paragraph-rsid="006f1291"/>
    </style:style>
    <style:style style:name="P45" style:family="paragraph" style:parent-style-name="Text_20_body">
      <style:paragraph-properties fo:margin-top="0.1in" fo:margin-bottom="0.1in" loext:contextual-spacing="false" fo:line-height="115%" style:writing-mode="lr-tb"/>
      <style:text-properties officeooo:paragraph-rsid="00955070"/>
    </style:style>
    <style:style style:name="P46" style:family="paragraph" style:parent-style-name="Text_20_body" style:list-style-name="L8">
      <style:paragraph-properties fo:margin-top="0.1in" fo:margin-bottom="0.1in" loext:contextual-spacing="false" fo:line-height="115%" style:writing-mode="lr-tb"/>
      <style:text-properties officeooo:paragraph-rsid="0339ebde"/>
    </style:style>
    <style:style style:name="P47" style:family="paragraph" style:parent-style-name="Text_20_body" style:list-style-name="L8">
      <style:paragraph-properties fo:margin-top="0.1in" fo:margin-bottom="0.1in" loext:contextual-spacing="false" fo:line-height="115%" style:writing-mode="lr-tb"/>
      <style:text-properties officeooo:paragraph-rsid="00ff225f"/>
    </style:style>
    <style:style style:name="P48" style:family="paragraph" style:parent-style-name="Text_20_body" style:list-style-name="L9">
      <style:paragraph-properties fo:margin-top="0.1in" fo:margin-bottom="0.1in" loext:contextual-spacing="false" fo:line-height="115%" style:writing-mode="lr-tb"/>
      <style:text-properties officeooo:paragraph-rsid="0339ebde"/>
    </style:style>
    <style:style style:name="P49" style:family="paragraph" style:parent-style-name="Text_20_body">
      <style:paragraph-properties fo:margin-top="0.1in" fo:margin-bottom="0.1in" loext:contextual-spacing="false" fo:line-height="115%" style:writing-mode="lr-tb"/>
      <style:text-properties officeooo:paragraph-rsid="0219466a"/>
    </style:style>
    <style:style style:name="P50" style:family="paragraph" style:parent-style-name="Text_20_body" style:list-style-name="L1">
      <style:paragraph-properties fo:margin-top="0.1in" fo:margin-bottom="0.1in" loext:contextual-spacing="false" fo:line-height="115%" fo:text-align="justify" style:justify-single-word="false" style:writing-mode="lr-tb"/>
      <style:text-properties officeooo:rsid="002e3e79" officeooo:paragraph-rsid="002e3e79"/>
    </style:style>
    <style:style style:name="P51" style:family="paragraph" style:parent-style-name="Text_20_body" style:list-style-name="L1">
      <style:paragraph-properties fo:margin-top="0.1in" fo:margin-bottom="0.1in" loext:contextual-spacing="false" fo:line-height="115%" fo:text-align="justify" style:justify-single-word="false" style:writing-mode="lr-tb"/>
      <style:text-properties officeooo:rsid="002e3e79" officeooo:paragraph-rsid="00a6b0b4"/>
    </style:style>
    <style:style style:name="P52" style:family="paragraph" style:parent-style-name="Text_20_body">
      <style:paragraph-properties fo:margin-top="0.1in" fo:margin-bottom="0.1in" loext:contextual-spacing="false" fo:line-height="115%" style:writing-mode="lr-tb"/>
      <style:text-properties officeooo:rsid="002f6f84" officeooo:paragraph-rsid="002f6f84" style:font-size-complex="14pt"/>
    </style:style>
    <style:style style:name="P53" style:family="paragraph" style:parent-style-name="Text_20_body">
      <style:paragraph-properties fo:margin-top="0.1in" fo:margin-bottom="0.1in" loext:contextual-spacing="false" fo:line-height="115%" style:writing-mode="lr-tb"/>
      <style:text-properties officeooo:rsid="0030b3d3" officeooo:paragraph-rsid="00614ed4" style:font-size-complex="14pt"/>
    </style:style>
    <style:style style:name="P54" style:family="paragraph" style:parent-style-name="Text_20_body" style:list-style-name="L2">
      <style:paragraph-properties fo:margin-top="0.1in" fo:margin-bottom="0.1in" loext:contextual-spacing="false" fo:line-height="115%" style:writing-mode="lr-tb"/>
      <style:text-properties officeooo:rsid="00616dfe" officeooo:paragraph-rsid="00616dfe" style:font-size-complex="14pt"/>
    </style:style>
    <style:style style:name="P55" style:family="paragraph" style:parent-style-name="Text_20_body" style:list-style-name="L2">
      <style:paragraph-properties fo:margin-top="0.1in" fo:margin-bottom="0.1in" loext:contextual-spacing="false" fo:line-height="115%" style:writing-mode="lr-tb"/>
      <style:text-properties officeooo:rsid="00a1c421" officeooo:paragraph-rsid="00a1c421" style:font-size-complex="14pt"/>
    </style:style>
    <style:style style:name="P56" style:family="paragraph" style:parent-style-name="Text_20_body">
      <style:paragraph-properties fo:margin-top="0.1in" fo:margin-bottom="0.1in" loext:contextual-spacing="false" fo:line-height="115%" style:writing-mode="lr-tb"/>
      <style:text-properties officeooo:rsid="0062ae10" officeooo:paragraph-rsid="0062ae10" style:font-size-complex="14pt"/>
    </style:style>
    <style:style style:name="P57" style:family="paragraph" style:parent-style-name="Text_20_body" style:list-style-name="L3">
      <style:paragraph-properties fo:margin-top="0.1in" fo:margin-bottom="0.1in" loext:contextual-spacing="false" fo:line-height="115%" style:writing-mode="lr-tb"/>
      <style:text-properties officeooo:rsid="00665a6a" officeooo:paragraph-rsid="00665a6a" style:font-size-complex="14pt"/>
    </style:style>
    <style:style style:name="P58" style:family="paragraph" style:parent-style-name="Text_20_body">
      <style:paragraph-properties fo:margin-top="0.1in" fo:margin-bottom="0.1in" loext:contextual-spacing="false" fo:line-height="70%" fo:text-align="justify" style:justify-single-word="false" style:writing-mode="lr-tb"/>
      <style:text-properties fo:font-size="8pt" fo:font-style="italic" officeooo:rsid="00ea7697" officeooo:paragraph-rsid="00ea7697" style:font-size-asian="8pt" style:font-style-asian="italic" style:font-size-complex="14pt" style:font-style-complex="italic"/>
    </style:style>
    <style:style style:name="P59" style:family="paragraph" style:parent-style-name="Text_20_body">
      <style:paragraph-properties fo:margin-top="0.1in" fo:margin-bottom="0.1in" loext:contextual-spacing="false" fo:line-height="70%" fo:text-align="center" style:justify-single-word="false" style:writing-mode="lr-tb"/>
      <style:text-properties fo:font-size="10pt" fo:font-style="italic" officeooo:rsid="00ea7697" officeooo:paragraph-rsid="00ea7697" style:font-size-asian="14pt" style:font-style-asian="italic" style:font-size-complex="14pt" style:font-style-complex="italic"/>
    </style:style>
    <style:style style:name="P60" style:family="paragraph" style:parent-style-name="Text_20_body">
      <style:paragraph-properties fo:margin-top="0.1in" fo:margin-bottom="0.1in" loext:contextual-spacing="false" fo:line-height="70%" fo:text-align="center" style:justify-single-word="false" style:writing-mode="lr-tb"/>
      <style:text-properties fo:font-style="italic" officeooo:rsid="00eb9df3" officeooo:paragraph-rsid="00eb9df3" style:font-style-asian="italic" style:font-size-complex="14pt" style:font-style-complex="italic"/>
    </style:style>
    <style:style style:name="P61" style:family="paragraph" style:parent-style-name="Text_20_body">
      <style:paragraph-properties fo:margin-top="0.1in" fo:margin-bottom="0.1in" loext:contextual-spacing="false" fo:line-height="115%" fo:text-align="center" style:justify-single-word="false" style:writing-mode="lr-tb"/>
      <style:text-properties fo:font-style="italic" officeooo:rsid="00cdedb4" officeooo:paragraph-rsid="00cdedb4" style:font-style-asian="italic" style:font-style-complex="italic"/>
    </style:style>
    <style:style style:name="P62" style:family="paragraph" style:parent-style-name="Text_20_body" style:list-style-name="L2">
      <style:paragraph-properties fo:margin-top="0.1in" fo:margin-bottom="0.1in" loext:contextual-spacing="false" fo:line-height="115%" style:writing-mode="lr-tb"/>
      <style:text-properties fo:font-weight="bold" officeooo:rsid="00616dfe" officeooo:paragraph-rsid="00616dfe" style:font-weight-asian="bold" style:font-size-complex="14pt" style:font-weight-complex="bold"/>
    </style:style>
    <style:style style:name="P63" style:family="paragraph" style:parent-style-name="Text_20_body" style:list-style-name="L3">
      <style:paragraph-properties fo:margin-top="0.1in" fo:margin-bottom="0.1in" loext:contextual-spacing="false" fo:line-height="115%" style:writing-mode="lr-tb"/>
      <style:text-properties fo:font-style="normal" officeooo:rsid="008dd0b5" officeooo:paragraph-rsid="008dd0b5" style:font-style-asian="normal" style:font-style-complex="normal"/>
    </style:style>
    <style:style style:name="P64" style:family="paragraph" style:parent-style-name="Text_20_body" style:list-style-name="L17">
      <style:paragraph-properties fo:margin-top="0.1in" fo:margin-bottom="0.1in" loext:contextual-spacing="false" fo:line-height="115%" style:writing-mode="lr-tb"/>
      <style:text-properties fo:font-style="normal" officeooo:rsid="00d21034" officeooo:paragraph-rsid="00d21034" style:font-style-asian="normal" style:font-style-complex="normal"/>
    </style:style>
    <style:style style:name="P65" style:family="paragraph" style:parent-style-name="Text_20_body">
      <style:paragraph-properties fo:margin-top="0.1in" fo:margin-bottom="0.1in" loext:contextual-spacing="false" fo:line-height="115%" style:writing-mode="lr-tb"/>
      <style:text-properties fo:font-style="normal" officeooo:rsid="00d21034" officeooo:paragraph-rsid="00d21034" style:font-style-asian="normal" style:font-style-complex="normal"/>
    </style:style>
    <style:style style:name="P66" style:family="paragraph" style:parent-style-name="Text_20_body">
      <style:paragraph-properties fo:margin-top="0.1in" fo:margin-bottom="0.1in" loext:contextual-spacing="false" fo:line-height="115%" style:writing-mode="lr-tb"/>
      <style:text-properties officeooo:rsid="009605ba" officeooo:paragraph-rsid="009605ba"/>
    </style:style>
    <style:style style:name="P67" style:family="paragraph" style:parent-style-name="Text_20_body" style:list-style-name="L4">
      <style:paragraph-properties fo:margin-top="0.1in" fo:margin-bottom="0.1in" loext:contextual-spacing="false" fo:line-height="115%" style:writing-mode="lr-tb"/>
      <style:text-properties officeooo:rsid="009605ba" officeooo:paragraph-rsid="009605ba"/>
    </style:style>
    <style:style style:name="P68" style:family="paragraph" style:parent-style-name="Text_20_body" style:list-style-name="L4">
      <style:paragraph-properties fo:margin-top="0.1in" fo:margin-bottom="0.1in" loext:contextual-spacing="false" fo:line-height="115%" style:writing-mode="lr-tb"/>
      <style:text-properties officeooo:rsid="009605ba" officeooo:paragraph-rsid="00c2fe9b"/>
    </style:style>
    <style:style style:name="P69" style:family="paragraph" style:parent-style-name="Text_20_body" style:list-style-name="L4">
      <style:paragraph-properties fo:margin-top="0.1in" fo:margin-bottom="0.1in" loext:contextual-spacing="false" fo:line-height="115%" style:writing-mode="lr-tb"/>
      <style:text-properties officeooo:rsid="0096da0d" officeooo:paragraph-rsid="0096da0d"/>
    </style:style>
    <style:style style:name="P70" style:family="paragraph" style:parent-style-name="Text_20_body" style:list-style-name="L4">
      <style:paragraph-properties fo:margin-top="0.1in" fo:margin-bottom="0.1in" loext:contextual-spacing="false" fo:line-height="115%" style:writing-mode="lr-tb"/>
      <style:text-properties officeooo:rsid="0096da0d" officeooo:paragraph-rsid="00c2fe9b"/>
    </style:style>
    <style:style style:name="P71" style:family="paragraph" style:parent-style-name="Text_20_body">
      <style:paragraph-properties fo:margin-top="0.1in" fo:margin-bottom="0.1in" loext:contextual-spacing="false" fo:line-height="115%" style:writing-mode="lr-tb"/>
      <style:text-properties officeooo:rsid="0096da0d" officeooo:paragraph-rsid="0096da0d"/>
    </style:style>
    <style:style style:name="P72" style:family="paragraph" style:parent-style-name="Text_20_body" style:list-style-name="L5">
      <style:paragraph-properties fo:margin-top="0.1in" fo:margin-bottom="0.1in" loext:contextual-spacing="false" fo:line-height="115%" fo:text-align="justify" style:justify-single-word="false" style:writing-mode="lr-tb"/>
      <style:text-properties officeooo:rsid="00b845b7" officeooo:paragraph-rsid="00b845b7"/>
    </style:style>
    <style:style style:name="P73" style:family="paragraph" style:parent-style-name="Text_20_body">
      <style:paragraph-properties fo:margin-top="0.1in" fo:margin-bottom="0.1in" loext:contextual-spacing="false" fo:line-height="115%" style:writing-mode="lr-tb"/>
      <style:text-properties officeooo:rsid="0214edb4"/>
    </style:style>
    <style:style style:name="P74" style:family="paragraph" style:parent-style-name="Text_20_body">
      <style:paragraph-properties fo:margin-top="0.1in" fo:margin-bottom="0.1in" loext:contextual-spacing="false" fo:line-height="115%" style:writing-mode="lr-tb"/>
      <style:text-properties officeooo:rsid="0214edb4" officeooo:paragraph-rsid="0029af03"/>
    </style:style>
    <style:style style:name="P75" style:family="paragraph" style:parent-style-name="Text_20_body" style:list-style-name="L11">
      <style:paragraph-properties fo:margin-top="0.1in" fo:margin-bottom="0.1in" loext:contextual-spacing="false" fo:line-height="115%" fo:text-align="justify" style:justify-single-word="false" style:writing-mode="lr-tb"/>
      <style:text-properties officeooo:rsid="0214edb4" officeooo:paragraph-rsid="0214edb4"/>
    </style:style>
    <style:style style:name="P76" style:family="paragraph" style:parent-style-name="Text_20_body" style:list-style-name="L11">
      <style:paragraph-properties fo:margin-top="0.1in" fo:margin-bottom="0.1in" loext:contextual-spacing="false" fo:line-height="115%" fo:text-align="justify" style:justify-single-word="false" style:writing-mode="lr-tb"/>
      <style:text-properties officeooo:rsid="02162c7b" officeooo:paragraph-rsid="02162c7b"/>
    </style:style>
    <style:style style:name="P77" style:family="paragraph" style:parent-style-name="Text_20_body" style:list-style-name="L11">
      <style:paragraph-properties fo:margin-top="0.1in" fo:margin-bottom="0.1in" loext:contextual-spacing="false" fo:line-height="115%" fo:text-align="justify" style:justify-single-word="false" style:writing-mode="lr-tb"/>
      <style:text-properties officeooo:rsid="021800e6" officeooo:paragraph-rsid="021800e6"/>
    </style:style>
    <style:style style:name="P78" style:family="paragraph" style:parent-style-name="Text_20_body">
      <style:paragraph-properties fo:margin-top="0.1in" fo:margin-bottom="0.1in" loext:contextual-spacing="false" fo:line-height="115%" fo:text-align="justify" style:justify-single-word="false" style:writing-mode="lr-tb"/>
      <style:text-properties officeooo:rsid="0216b28a" officeooo:paragraph-rsid="0216b28a"/>
    </style:style>
    <style:style style:name="P79" style:family="paragraph" style:parent-style-name="Text_20_body" style:list-style-name="L12">
      <style:paragraph-properties fo:margin-top="0.1in" fo:margin-bottom="0.1in" loext:contextual-spacing="false" fo:line-height="115%" fo:text-align="justify" style:justify-single-word="false" style:writing-mode="lr-tb"/>
      <style:text-properties officeooo:rsid="0216b28a" officeooo:paragraph-rsid="0216b28a"/>
    </style:style>
    <style:style style:name="P80" style:family="paragraph" style:parent-style-name="Text_20_body" style:list-style-name="L12">
      <style:paragraph-properties fo:margin-top="0.1in" fo:margin-bottom="0.1in" loext:contextual-spacing="false" fo:line-height="115%" fo:text-align="justify" style:justify-single-word="false" style:writing-mode="lr-tb"/>
      <style:text-properties officeooo:rsid="0221a294" officeooo:paragraph-rsid="0221a294"/>
    </style:style>
    <style:style style:name="P81" style:family="paragraph" style:parent-style-name="Text_20_body" style:list-style-name="L12">
      <style:paragraph-properties fo:margin-top="0.1in" fo:margin-bottom="0.1in" loext:contextual-spacing="false" fo:line-height="115%" fo:text-align="justify" style:justify-single-word="false" style:writing-mode="lr-tb"/>
      <style:text-properties officeooo:rsid="02237074" officeooo:paragraph-rsid="02237074"/>
    </style:style>
    <style:style style:name="P82" style:family="paragraph" style:parent-style-name="Text_20_body">
      <style:paragraph-properties fo:margin-top="0.1in" fo:margin-bottom="0.1in" loext:contextual-spacing="false" fo:line-height="115%" fo:text-align="justify" style:justify-single-word="false" style:writing-mode="lr-tb"/>
      <style:text-properties officeooo:rsid="0225ca0a" officeooo:paragraph-rsid="0225ca0a"/>
    </style:style>
    <style:style style:name="P83" style:family="paragraph" style:parent-style-name="Text_20_body">
      <style:paragraph-properties fo:margin-top="0.1in" fo:margin-bottom="0.1in" loext:contextual-spacing="false" fo:line-height="115%" fo:text-align="justify" style:justify-single-word="false" style:writing-mode="lr-tb"/>
      <style:text-properties officeooo:rsid="022738bb" officeooo:paragraph-rsid="022738bb"/>
    </style:style>
    <style:style style:name="P84" style:family="paragraph" style:parent-style-name="Text_20_body">
      <style:paragraph-properties fo:margin-top="0.1in" fo:margin-bottom="0.1in" loext:contextual-spacing="false" fo:line-height="115%" fo:text-align="justify" style:justify-single-word="false" style:writing-mode="lr-tb"/>
      <style:text-properties officeooo:rsid="0239f790" officeooo:paragraph-rsid="007d9e2c"/>
    </style:style>
    <style:style style:name="P85" style:family="paragraph" style:parent-style-name="Text_20_body">
      <style:paragraph-properties fo:margin-top="0.1in" fo:margin-bottom="0.1in" loext:contextual-spacing="false" fo:line-height="115%" fo:text-align="justify" style:justify-single-word="false" style:writing-mode="lr-tb"/>
      <style:text-properties officeooo:rsid="0239f790" officeooo:paragraph-rsid="0239f790"/>
    </style:style>
    <style:style style:name="P86" style:family="paragraph" style:parent-style-name="Text_20_body">
      <style:paragraph-properties fo:margin-top="0.1in" fo:margin-bottom="0.1in" loext:contextual-spacing="false" fo:line-height="115%" fo:text-align="justify" style:justify-single-word="false" style:writing-mode="lr-tb"/>
      <style:text-properties officeooo:rsid="023a04f5" officeooo:paragraph-rsid="023a04f5"/>
    </style:style>
    <style:style style:name="P87" style:family="paragraph" style:parent-style-name="Text_20_body">
      <style:paragraph-properties fo:margin-top="0.1in" fo:margin-bottom="0.1in" loext:contextual-spacing="false" fo:line-height="115%" fo:text-align="justify" style:justify-single-word="false" style:writing-mode="lr-tb"/>
      <style:text-properties officeooo:rsid="023bc2b3" officeooo:paragraph-rsid="023bc2b3"/>
    </style:style>
    <style:style style:name="P88" style:family="paragraph" style:parent-style-name="Text_20_body">
      <style:paragraph-properties fo:margin-top="0.1in" fo:margin-bottom="0.1in" loext:contextual-spacing="false" fo:line-height="115%" fo:text-align="justify" style:justify-single-word="false" style:writing-mode="lr-tb"/>
      <style:text-properties officeooo:rsid="023db81f" officeooo:paragraph-rsid="023db81f"/>
    </style:style>
    <style:style style:name="P89" style:family="paragraph" style:parent-style-name="Text_20_body" style:list-style-name="L13">
      <style:paragraph-properties fo:margin-top="0.1in" fo:margin-bottom="0.1in" loext:contextual-spacing="false" fo:line-height="115%" fo:text-align="justify" style:justify-single-word="false" style:writing-mode="lr-tb"/>
      <style:text-properties officeooo:rsid="023db81f" officeooo:paragraph-rsid="023db81f"/>
    </style:style>
    <style:style style:name="P90" style:family="paragraph" style:parent-style-name="Text_20_body" style:list-style-name="L14">
      <style:paragraph-properties fo:margin-top="0.1in" fo:margin-bottom="0.1in" loext:contextual-spacing="false" fo:line-height="115%" fo:text-align="justify" style:justify-single-word="false" style:writing-mode="lr-tb"/>
      <style:text-properties officeooo:rsid="023db81f" officeooo:paragraph-rsid="023db81f"/>
    </style:style>
    <style:style style:name="P91" style:family="paragraph" style:parent-style-name="Text_20_body" style:list-style-name="L14">
      <style:paragraph-properties fo:margin-top="0.1in" fo:margin-bottom="0.1in" loext:contextual-spacing="false" fo:line-height="115%" fo:text-align="justify" style:justify-single-word="false" style:writing-mode="lr-tb">
        <style:tab-stops>
          <style:tab-stop style:position="4.8138in"/>
          <style:tab-stop style:position="4.8583in"/>
        </style:tab-stops>
      </style:paragraph-properties>
      <style:text-properties officeooo:rsid="02420d95" officeooo:paragraph-rsid="023db81f"/>
    </style:style>
    <style:style style:name="P92" style:family="paragraph" style:parent-style-name="Text_20_body" style:list-style-name="L16">
      <style:paragraph-properties fo:margin-top="0.1in" fo:margin-bottom="0.1in" loext:contextual-spacing="false" fo:line-height="115%" fo:text-align="justify" style:justify-single-word="false" style:writing-mode="lr-tb"/>
      <style:text-properties officeooo:rsid="02d3dbd4" officeooo:paragraph-rsid="02d3dbd4"/>
    </style:style>
    <style:style style:name="P93" style:family="paragraph" style:parent-style-name="Text_20_body">
      <style:paragraph-properties fo:margin-top="0.1in" fo:margin-bottom="0.1in" loext:contextual-spacing="false" fo:line-height="115%" style:writing-mode="lr-tb"/>
      <style:text-properties officeooo:rsid="00d04881" officeooo:paragraph-rsid="00d04881"/>
    </style:style>
    <style:style style:name="P94" style:family="paragraph" style:parent-style-name="Text_20_body">
      <style:paragraph-properties fo:margin-top="0.1in" fo:margin-bottom="0.1in" loext:contextual-spacing="false" style:writing-mode="lr-tb"/>
      <style:text-properties officeooo:paragraph-rsid="010f9228"/>
    </style:style>
    <style:style style:name="P95" style:family="paragraph" style:parent-style-name="Text_20_body">
      <style:paragraph-properties fo:margin-top="0.1in" fo:margin-bottom="0.1in" loext:contextual-spacing="false" style:writing-mode="lr-tb"/>
      <style:text-properties fo:font-variant="normal" fo:text-transform="none" style:text-line-through-style="none" style:text-line-through-type="none" style:text-position="0% 100%" fo:font-style="normal" style:text-underline-style="none" fo:font-weight="normal"/>
    </style:style>
    <style:style style:name="P96" style:family="paragraph" style:parent-style-name="Text_20_body">
      <style:paragraph-properties fo:margin-top="0.1in" fo:margin-bottom="0.1in" loext:contextual-spacing="false" style:writing-mode="lr-tb"/>
      <style:text-properties fo:font-variant="normal" fo:text-transform="none" style:text-line-through-style="none" style:text-line-through-type="none" style:text-position="0% 100%" fo:font-style="normal" style:text-underline-style="none" fo:font-weight="bold"/>
    </style:style>
    <style:style style:name="P97" style:family="paragraph" style:parent-style-name="Text_20_body">
      <style:paragraph-properties fo:margin-top="0.1in" fo:margin-bottom="0.1in" loext:contextual-spacing="false" fo:line-height="115%" fo:break-before="page" style:writing-mode="lr-tb"/>
      <style:text-properties officeooo:rsid="0214edb4"/>
    </style:style>
    <style:style style:name="P98" style:family="paragraph" style:parent-style-name="Text_20_body" style:list-style-name="L16">
      <style:paragraph-properties fo:margin-top="0.1in" fo:margin-bottom="0.1in" loext:contextual-spacing="false" fo:line-height="115%" fo:text-align="justify" style:justify-single-word="false" fo:break-before="page" style:writing-mode="lr-tb"/>
    </style:style>
    <style:style style:name="P99" style:family="paragraph" style:parent-style-name="Heading_20_1">
      <style:paragraph-properties fo:margin-top="0.1in" fo:margin-bottom="0.1in" loext:contextual-spacing="false" fo:break-before="page" style:writing-mode="lr-tb"/>
      <style:text-properties officeooo:rsid="01259f30" officeooo:paragraph-rsid="01259f30"/>
    </style:style>
    <style:style style:name="P100" style:family="paragraph" style:parent-style-name="Heading_20_1">
      <style:paragraph-properties fo:margin-top="0.1in" fo:margin-bottom="0.1in" loext:contextual-spacing="false" fo:line-height="115%" fo:break-before="page" style:writing-mode="lr-tb"/>
    </style:style>
    <style:style style:name="P101" style:family="paragraph" style:parent-style-name="Heading_20_1">
      <style:paragraph-properties fo:margin-top="0.1in" fo:margin-bottom="0.1in" loext:contextual-spacing="false" fo:line-height="115%" style:writing-mode="lr-tb"/>
    </style:style>
    <style:style style:name="P102" style:family="paragraph" style:parent-style-name="Heading_20_2">
      <style:paragraph-properties fo:margin-top="0.1in" fo:margin-bottom="0.1in" loext:contextual-spacing="false" style:writing-mode="lr-tb"/>
    </style:style>
    <style:style style:name="P103" style:family="paragraph" style:parent-style-name="Heading_20_2">
      <style:paragraph-properties fo:margin-top="0.1in" fo:margin-bottom="0.1in" loext:contextual-spacing="false" fo:line-height="115%" style:writing-mode="lr-tb"/>
      <style:text-properties officeooo:rsid="00a8901a" officeooo:paragraph-rsid="00a8901a"/>
    </style:style>
    <style:style style:name="P104" style:family="paragraph" style:parent-style-name="Heading_20_2">
      <style:paragraph-properties fo:margin-top="0.1in" fo:margin-bottom="0.1in" loext:contextual-spacing="false" fo:line-height="115%" style:writing-mode="lr-tb"/>
      <style:text-properties officeooo:rsid="0029af03" officeooo:paragraph-rsid="0029af03"/>
    </style:style>
    <style:style style:name="P105" style:family="paragraph" style:parent-style-name="Heading_20_2">
      <style:paragraph-properties fo:margin-top="0.1in" fo:margin-bottom="0.1in" loext:contextual-spacing="false" fo:line-height="115%" style:writing-mode="lr-tb"/>
    </style:style>
    <style:style style:name="P106" style:family="paragraph" style:parent-style-name="Heading_20_2">
      <style:paragraph-properties fo:margin-top="0.1in" fo:margin-bottom="0.1in" loext:contextual-spacing="false" fo:line-height="115%" style:writing-mode="lr-tb"/>
      <style:text-properties officeooo:rsid="009e4c29" officeooo:paragraph-rsid="009e4c29"/>
    </style:style>
    <style:style style:name="P107" style:family="paragraph" style:parent-style-name="Heading_20_2">
      <style:paragraph-properties fo:margin-top="0.1in" fo:margin-bottom="0.1in" loext:contextual-spacing="false" fo:line-height="115%" fo:break-before="page" style:writing-mode="lr-tb"/>
      <style:text-properties officeooo:rsid="00b845b7" officeooo:paragraph-rsid="00b845b7"/>
    </style:style>
    <style:style style:name="P108" style:family="paragraph" style:parent-style-name="Heading_20_2">
      <style:paragraph-properties fo:margin-top="0.1in" fo:margin-bottom="0.1in" loext:contextual-spacing="false" fo:line-height="115%" fo:break-before="page" style:writing-mode="lr-tb"/>
    </style:style>
    <style:style style:name="P109" style:family="paragraph" style:parent-style-name="Heading_20_3">
      <style:paragraph-properties fo:margin-top="0.1in" fo:margin-bottom="0.1in" loext:contextual-spacing="false" style:writing-mode="lr-tb"/>
    </style:style>
    <style:style style:name="P110" style:family="paragraph" style:parent-style-name="Heading_20_3">
      <style:paragraph-properties fo:margin-top="0.1in" fo:margin-bottom="0.1in" loext:contextual-spacing="false" fo:line-height="115%" style:writing-mode="lr-tb"/>
      <style:text-properties officeooo:rsid="00b845b7" officeooo:paragraph-rsid="00b845b7"/>
    </style:style>
    <style:style style:name="P111" style:family="paragraph" style:parent-style-name="Heading_20_3">
      <style:paragraph-properties fo:margin-top="0.1in" fo:margin-bottom="0.1in" loext:contextual-spacing="false" fo:line-height="115%" style:writing-mode="lr-tb"/>
    </style:style>
    <style:style style:name="P112" style:family="paragraph" style:parent-style-name="Heading_20_3">
      <style:paragraph-properties fo:margin-top="0.1in" fo:margin-bottom="0.1in" loext:contextual-spacing="false" fo:line-height="115%" style:writing-mode="lr-tb"/>
      <style:text-properties officeooo:rsid="003959b9" officeooo:paragraph-rsid="003959b9"/>
    </style:style>
    <style:style style:name="P113" style:family="paragraph" style:parent-style-name="Heading_20_3">
      <style:paragraph-properties fo:margin-top="0.1in" fo:margin-bottom="0.1in" loext:contextual-spacing="false" fo:line-height="115%" style:writing-mode="lr-tb"/>
      <style:text-properties officeooo:rsid="005da089" officeooo:paragraph-rsid="005da089"/>
    </style:style>
    <style:style style:name="P114" style:family="paragraph" style:parent-style-name="Footer">
      <style:paragraph-properties fo:text-align="end" style:justify-single-word="false"/>
    </style:style>
    <style:style style:name="P115" style:family="paragraph" style:parent-style-name="Contents_20_1">
      <style:paragraph-properties fo:margin-top="0.1in" fo:margin-bottom="0.1in" loext:contextual-spacing="false" style:writing-mode="lr-tb">
        <style:tab-stops>
          <style:tab-stop style:position="6.2992in" style:type="right" style:leader-style="dotted" style:leader-text="."/>
        </style:tab-stops>
      </style:paragraph-properties>
    </style:style>
    <style:style style:name="P116" style:family="paragraph" style:parent-style-name="Contents_20_1">
      <style:paragraph-properties fo:margin-top="0.1in" fo:margin-bottom="0.1in" loext:contextual-spacing="false" fo:line-height="115%" fo:text-align="justify" style:justify-single-word="false" fo:orphans="2" fo:widows="2" style:writing-mode="lr-tb"/>
    </style:style>
    <style:style style:name="P117" style:family="paragraph" style:parent-style-name="Contents_20_2">
      <style:paragraph-properties fo:margin-top="0.1in" fo:margin-bottom="0.1in" loext:contextual-spacing="false" style:writing-mode="lr-tb">
        <style:tab-stops>
          <style:tab-stop style:position="6.2992in" style:type="right" style:leader-style="dotted" style:leader-text="."/>
        </style:tab-stops>
      </style:paragraph-properties>
    </style:style>
    <style:style style:name="P118" style:family="paragraph" style:parent-style-name="Contents_20_3">
      <style:paragraph-properties fo:margin-top="0.1in" fo:margin-bottom="0.1in" loext:contextual-spacing="false" style:writing-mode="lr-tb">
        <style:tab-stops>
          <style:tab-stop style:position="6.2992in" style:type="right" style:leader-style="dotted" style:leader-text="."/>
        </style:tab-stops>
      </style:paragraph-properties>
    </style:style>
    <style:style style:name="P119" style:family="paragraph" style:parent-style-name="Contents_20_4">
      <style:paragraph-properties fo:margin-top="0.1in" fo:margin-bottom="0.1in" loext:contextual-spacing="false" fo:line-height="100%" style:writing-mode="lr-tb">
        <style:tab-stops>
          <style:tab-stop style:position="6.2992in" style:type="right" style:leader-style="dotted" style:leader-text="."/>
        </style:tab-stops>
      </style:paragraph-properties>
    </style:style>
    <style:style style:name="P120" style:family="paragraph" style:parent-style-name="Heading_20_4">
      <style:paragraph-properties fo:margin-top="0.1in" fo:margin-bottom="0.1in" loext:contextual-spacing="false" style:writing-mode="lr-tb"/>
    </style:style>
    <style:style style:name="T1" style:family="text">
      <style:text-properties style:font-name="Arial" fo:language="en" fo:country="GB" fo:font-weight="bold" style:font-weight-asian="bold" style:font-name-complex="Arial2" style:font-size-complex="14pt"/>
    </style:style>
    <style:style style:name="T2" style:family="text">
      <style:text-properties style:font-name="Arial" fo:font-weight="bold" style:font-weight-asian="bold" style:font-name-complex="Arial2" style:font-size-complex="14pt"/>
    </style:style>
    <style:style style:name="T3" style:family="text">
      <style:text-properties style:font-name="Arial" style:font-name-complex="Arial2" style:font-size-complex="14pt"/>
    </style:style>
    <style:style style:name="T4" style:family="text">
      <style:text-properties style:font-name="Arial" officeooo:rsid="0016f350" style:font-name-complex="Arial2" style:font-size-complex="14pt"/>
    </style:style>
    <style:style style:name="T5" style:family="text">
      <style:text-properties style:text-position="super 58%"/>
    </style:style>
    <style:style style:name="T6" style:family="text">
      <style:text-properties style:text-position="sub 58%"/>
    </style:style>
    <style:style style:name="T7" style:family="text">
      <style:text-properties style:text-position="sub 58%" officeooo:rsid="006c3167" style:font-size-complex="14pt"/>
    </style:style>
    <style:style style:name="T8" style:family="text">
      <style:text-properties style:text-position="sub 58%" officeooo:rsid="009c9818"/>
    </style:style>
    <style:style style:name="T9" style:family="text">
      <style:text-properties officeooo:rsid="01e89b3b"/>
    </style:style>
    <style:style style:name="T10" style:family="text">
      <style:text-properties officeooo:rsid="02162c7b"/>
    </style:style>
    <style:style style:name="T11" style:family="text">
      <style:text-properties officeooo:rsid="0256af45"/>
    </style:style>
    <style:style style:name="T12" style:family="text">
      <style:text-properties officeooo:rsid="0256cd33"/>
    </style:style>
    <style:style style:name="T13" style:family="text">
      <style:text-properties officeooo:rsid="0223bf2c"/>
    </style:style>
    <style:style style:name="T14" style:family="text">
      <style:text-properties officeooo:rsid="022738bb"/>
    </style:style>
    <style:style style:name="T15" style:family="text">
      <style:text-properties officeooo:rsid="023db81f"/>
    </style:style>
    <style:style style:name="T16" style:family="text">
      <style:text-properties officeooo:rsid="02f5b9f3"/>
    </style:style>
    <style:style style:name="T17" style:family="text">
      <style:text-properties officeooo:rsid="024a6b7c"/>
    </style:style>
    <style:style style:name="T18" style:family="text">
      <style:text-properties officeooo:rsid="024b8df8"/>
    </style:style>
    <style:style style:name="T19" style:family="text">
      <style:text-properties officeooo:rsid="02420d95"/>
    </style:style>
    <style:style style:name="T20" style:family="text">
      <style:text-properties officeooo:rsid="0243ce58"/>
    </style:style>
    <style:style style:name="T21" style:family="text">
      <style:text-properties officeooo:rsid="024d743f"/>
    </style:style>
    <style:style style:name="T22" style:family="text">
      <style:text-properties officeooo:rsid="002e3e79"/>
    </style:style>
    <style:style style:name="T23" style:family="text">
      <style:text-properties officeooo:rsid="00356d05"/>
    </style:style>
    <style:style style:name="T24" style:family="text">
      <style:text-properties officeooo:rsid="003959b9"/>
    </style:style>
    <style:style style:name="T25" style:family="text">
      <style:text-properties officeooo:rsid="003e3e7e"/>
    </style:style>
    <style:style style:name="T26" style:family="text">
      <style:text-properties officeooo:rsid="003efc86"/>
    </style:style>
    <style:style style:name="T27" style:family="text">
      <style:text-properties officeooo:rsid="004756d3"/>
    </style:style>
    <style:style style:name="T28" style:family="text">
      <style:text-properties officeooo:rsid="004d12aa"/>
    </style:style>
    <style:style style:name="T29" style:family="text">
      <style:text-properties officeooo:rsid="004ea5df"/>
    </style:style>
    <style:style style:name="T30" style:family="text">
      <style:text-properties officeooo:rsid="0252387d"/>
    </style:style>
    <style:style style:name="T31" style:family="text">
      <style:text-properties officeooo:rsid="01de8bc7"/>
    </style:style>
    <style:style style:name="T32" style:family="text">
      <style:text-properties officeooo:rsid="01d48bda"/>
    </style:style>
    <style:style style:name="T33" style:family="text">
      <style:text-properties officeooo:rsid="0252f27a"/>
    </style:style>
    <style:style style:name="T34" style:family="text">
      <style:text-properties officeooo:rsid="01f8ade2"/>
    </style:style>
    <style:style style:name="T35" style:family="text">
      <style:text-properties officeooo:rsid="01f5042b"/>
    </style:style>
    <style:style style:name="T36" style:family="text">
      <style:text-properties officeooo:rsid="01f6e63c"/>
    </style:style>
    <style:style style:name="T37" style:family="text">
      <style:text-properties officeooo:rsid="02d3dbd4"/>
    </style:style>
    <style:style style:name="T38" style:family="text">
      <style:text-properties officeooo:rsid="0252f696"/>
    </style:style>
    <style:style style:name="T39" style:family="text">
      <style:text-properties officeooo:rsid="00614ed4"/>
    </style:style>
    <style:style style:name="T40" style:family="text">
      <style:text-properties officeooo:rsid="006a5fcb"/>
    </style:style>
    <style:style style:name="T41" style:family="text">
      <style:text-properties officeooo:rsid="006c3167" style:font-size-complex="14pt"/>
    </style:style>
    <style:style style:name="T42" style:family="text">
      <style:text-properties fo:font-style="italic"/>
    </style:style>
    <style:style style:name="T43" style:family="text">
      <style:text-properties fo:font-style="italic" officeooo:rsid="006c3167" style:font-style-asian="italic" style:font-size-complex="14pt" style:font-style-complex="italic"/>
    </style:style>
    <style:style style:name="T44" style:family="text">
      <style:text-properties fo:font-style="italic" fo:font-weight="normal"/>
    </style:style>
    <style:style style:name="T45" style:family="text">
      <style:text-properties fo:language="zxx" fo:country="none"/>
    </style:style>
    <style:style style:name="T46" style:family="text">
      <style:text-properties fo:language="zxx" fo:country="none" officeooo:rsid="006a5fcb"/>
    </style:style>
    <style:style style:name="T47" style:family="text">
      <style:text-properties fo:language="zxx" fo:country="none" officeooo:rsid="003efc86"/>
    </style:style>
    <style:style style:name="T48" style:family="text">
      <style:text-properties fo:language="zxx" fo:country="none" officeooo:rsid="01e89b3b"/>
    </style:style>
    <style:style style:name="T49" style:family="text">
      <style:text-properties fo:language="zxx" fo:country="none" officeooo:rsid="0223bf2c"/>
    </style:style>
    <style:style style:name="T50" style:family="text">
      <style:text-properties fo:language="zxx" fo:country="none" fo:font-style="normal" officeooo:rsid="006c3167" style:font-style-asian="normal" style:font-size-complex="14pt" style:font-style-complex="normal"/>
    </style:style>
    <style:style style:name="T51" style:family="text">
      <style:text-properties fo:language="zxx" fo:country="none" officeooo:rsid="008e4613"/>
    </style:style>
    <style:style style:name="T52" style:family="text">
      <style:text-properties fo:language="zxx" fo:country="none" officeooo:rsid="008e66ef"/>
    </style:style>
    <style:style style:name="T53" style:family="text">
      <style:text-properties fo:language="zxx" fo:country="none" officeooo:rsid="00904c8e"/>
    </style:style>
    <style:style style:name="T54" style:family="text">
      <style:text-properties fo:language="zxx" fo:country="none" officeooo:rsid="00923c2d"/>
    </style:style>
    <style:style style:name="T55" style:family="text">
      <style:text-properties fo:language="zxx" fo:country="none" officeooo:rsid="009499a6"/>
    </style:style>
    <style:style style:name="T56" style:family="text">
      <style:text-properties fo:language="zxx" fo:country="none" officeooo:rsid="004756d3"/>
    </style:style>
    <style:style style:name="T57" style:family="text">
      <style:text-properties fo:language="zxx" fo:country="none" fo:font-style="italic" style:font-style-asian="italic" style:font-style-complex="italic"/>
    </style:style>
    <style:style style:name="T58" style:family="text">
      <style:text-properties fo:language="zxx" fo:country="none" fo:font-style="italic" officeooo:rsid="006a5fcb" style:font-style-asian="italic" style:font-style-complex="italic"/>
    </style:style>
    <style:style style:name="T59" style:family="text">
      <style:text-properties fo:language="zxx" fo:country="none" fo:font-style="italic" officeooo:rsid="008e4613" style:font-style-asian="italic" style:font-style-complex="italic"/>
    </style:style>
    <style:style style:name="T60" style:family="text">
      <style:text-properties fo:language="zxx" fo:country="none" fo:font-style="italic" officeooo:rsid="01e89b3b" style:font-style-asian="italic" style:font-style-complex="italic"/>
    </style:style>
    <style:style style:name="T61" style:family="text">
      <style:text-properties fo:language="zxx" fo:country="none" fo:font-style="italic" officeooo:rsid="0223bf2c" style:font-style-asian="italic" style:font-style-complex="italic"/>
    </style:style>
    <style:style style:name="T62" style:family="text">
      <style:text-properties fo:language="zxx" fo:country="none" fo:font-style="italic" officeooo:rsid="003efc86" style:font-style-asian="italic" style:font-style-complex="italic"/>
    </style:style>
    <style:style style:name="T63" style:family="text">
      <style:text-properties fo:language="zxx" fo:country="none" fo:font-style="italic" officeooo:rsid="004756d3" style:font-style-asian="italic" style:font-style-complex="italic"/>
    </style:style>
    <style:style style:name="T64" style:family="text">
      <style:text-properties fo:language="zxx" fo:country="none" fo:font-style="italic" officeooo:rsid="006c3167" style:font-style-asian="italic" style:font-size-complex="14pt" style:font-style-complex="italic"/>
    </style:style>
    <style:style style:name="T65" style:family="text">
      <style:text-properties fo:language="zxx" fo:country="none" officeooo:rsid="0121df8e"/>
    </style:style>
    <style:style style:name="T66" style:family="text">
      <style:text-properties fo:language="zxx" fo:country="none" officeooo:rsid="01342ee5"/>
    </style:style>
    <style:style style:name="T67" style:family="text">
      <style:text-properties fo:font-weight="normal"/>
    </style:style>
    <style:style style:name="T68" style:family="text">
      <style:text-properties fo:font-weight="bold"/>
    </style:style>
    <style:style style:name="T69" style:family="text">
      <style:text-properties officeooo:rsid="007d9e2c"/>
    </style:style>
    <style:style style:name="T70" style:family="text">
      <style:text-properties fo:font-style="normal" style:font-style-asian="normal" style:font-style-complex="normal"/>
    </style:style>
    <style:style style:name="T71" style:family="text">
      <style:text-properties fo:font-style="normal" officeooo:rsid="006f1291" style:font-style-asian="normal" style:font-style-complex="normal"/>
    </style:style>
    <style:style style:name="T72" style:family="text">
      <style:text-properties fo:font-style="normal" officeooo:rsid="00859e31" style:font-style-asian="normal" style:font-style-complex="normal"/>
    </style:style>
    <style:style style:name="T73" style:family="text">
      <style:text-properties fo:font-style="normal" officeooo:rsid="00923c2d" style:font-style-asian="normal" style:font-style-complex="normal"/>
    </style:style>
    <style:style style:name="T74" style:family="text">
      <style:text-properties fo:font-style="normal" officeooo:rsid="00955070" style:font-style-asian="normal" style:font-style-complex="normal"/>
    </style:style>
    <style:style style:name="T75" style:family="text">
      <style:text-properties fo:font-style="normal" officeooo:rsid="00a46e41" style:font-style-asian="normal" style:font-style-complex="normal"/>
    </style:style>
    <style:style style:name="T76" style:family="text">
      <style:text-properties fo:font-style="normal" officeooo:rsid="00a61345" style:font-style-asian="normal" style:font-style-complex="normal"/>
    </style:style>
    <style:style style:name="T77" style:family="text">
      <style:text-properties fo:font-style="normal" officeooo:rsid="00a6b0b4" style:font-style-asian="normal" style:font-style-complex="normal"/>
    </style:style>
    <style:style style:name="T78" style:family="text">
      <style:text-properties fo:font-style="normal" officeooo:rsid="00a13d50" style:font-style-asian="normal" style:font-style-complex="normal"/>
    </style:style>
    <style:style style:name="T79" style:family="text">
      <style:text-properties fo:font-style="normal" officeooo:rsid="00b3e929" style:font-style-asian="normal" style:font-style-complex="normal"/>
    </style:style>
    <style:style style:name="T80" style:family="text">
      <style:text-properties fo:font-style="normal" officeooo:rsid="00b5819c" style:font-style-asian="normal" style:font-style-complex="normal"/>
    </style:style>
    <style:style style:name="T81" style:family="text">
      <style:text-properties fo:font-style="normal" officeooo:rsid="00b62e3c" style:font-style-asian="normal" style:font-style-complex="normal"/>
    </style:style>
    <style:style style:name="T82" style:family="text">
      <style:text-properties fo:font-style="normal" officeooo:rsid="00d21034" style:font-style-asian="normal" style:font-style-complex="normal"/>
    </style:style>
    <style:style style:name="T83" style:family="text">
      <style:text-properties fo:font-style="normal" officeooo:rsid="006c3167" style:font-style-asian="normal" style:font-size-complex="14pt" style:font-style-complex="normal"/>
    </style:style>
    <style:style style:name="T84" style:family="text">
      <style:text-properties fo:font-style="normal" fo:font-weight="bold" style:font-style-asian="normal" style:font-weight-asian="bold" style:font-style-complex="normal" style:font-weight-complex="bold"/>
    </style:style>
    <style:style style:name="T85" style:family="text">
      <style:text-properties fo:font-style="normal" fo:font-weight="normal" style:font-style-asian="normal" style:font-weight-asian="normal" style:font-style-complex="normal" style:font-weight-complex="normal"/>
    </style:style>
    <style:style style:name="T86" style:family="text">
      <style:text-properties fo:font-style="normal" fo:font-weight="normal" officeooo:rsid="00a6b0b4" style:font-style-asian="normal" style:font-weight-asian="normal" style:font-style-complex="normal" style:font-weight-complex="normal"/>
    </style:style>
    <style:style style:name="T87" style:family="text">
      <style:text-properties fo:font-style="normal" fo:font-weight="normal" officeooo:rsid="00d4d954" style:font-style-asian="normal" style:font-weight-asian="normal" style:font-style-complex="normal" style:font-weight-complex="normal"/>
    </style:style>
    <style:style style:name="T88" style:family="text">
      <style:text-properties officeooo:rsid="0089f089"/>
    </style:style>
    <style:style style:name="T89" style:family="text">
      <style:text-properties officeooo:rsid="008e4613"/>
    </style:style>
    <style:style style:name="T90" style:family="text">
      <style:text-properties fo:font-size="8pt" style:font-size-asian="8pt"/>
    </style:style>
    <style:style style:name="T91" style:family="text">
      <style:text-properties officeooo:rsid="009c9818"/>
    </style:style>
    <style:style style:name="T92" style:family="text">
      <style:text-properties officeooo:rsid="00a13d50"/>
    </style:style>
    <style:style style:name="T93" style:family="text">
      <style:text-properties officeooo:rsid="00a969da"/>
    </style:style>
    <style:style style:name="T94" style:family="text">
      <style:text-properties officeooo:rsid="00adf32d"/>
    </style:style>
    <style:style style:name="T95" style:family="text">
      <style:text-properties officeooo:rsid="00af1894"/>
    </style:style>
    <style:style style:name="T96" style:family="text">
      <style:text-properties officeooo:rsid="00b11a21"/>
    </style:style>
    <style:style style:name="T97" style:family="text">
      <style:text-properties officeooo:rsid="00b845b7"/>
    </style:style>
    <style:style style:name="T98" style:family="text">
      <style:text-properties officeooo:rsid="00ba24a1"/>
    </style:style>
    <style:style style:name="T99" style:family="text">
      <style:text-properties officeooo:rsid="00c42161"/>
    </style:style>
    <style:style style:name="T100" style:family="text">
      <style:text-properties officeooo:rsid="00c926da"/>
    </style:style>
    <style:style style:name="T101" style:family="text">
      <style:text-properties officeooo:rsid="00d47668"/>
    </style:style>
    <style:style style:name="T102" style:family="text">
      <style:text-properties officeooo:rsid="00d58044"/>
    </style:style>
    <style:style style:name="T103" style:family="text">
      <style:text-properties officeooo:rsid="00d894fd"/>
    </style:style>
    <style:style style:name="T104" style:family="text">
      <style:text-properties officeooo:rsid="00db2ece"/>
    </style:style>
    <style:style style:name="T105" style:family="text">
      <style:text-properties officeooo:rsid="00eb9df3"/>
    </style:style>
    <style:style style:name="T106" style:family="text">
      <style:text-properties fo:font-size="10pt" style:font-size-asian="14pt"/>
    </style:style>
    <style:style style:name="T107" style:family="text">
      <style:text-properties fo:font-size="10pt" officeooo:rsid="00ec21c7" style:font-size-asian="14pt"/>
    </style:style>
    <style:style style:name="T108" style:family="text">
      <style:text-properties fo:language="en" fo:country="US"/>
    </style:style>
    <style:style style:name="T109" style:family="text">
      <style:text-properties fo:language="en" fo:country="US" officeooo:rsid="00c926da"/>
    </style:style>
    <style:style style:name="T110" style:family="text">
      <style:text-properties fo:language="en" fo:country="US" style:font-name-asian="Times New Roman"/>
    </style:style>
    <style:style style:name="T111" style:family="text">
      <style:text-properties style:font-name="Arial1" style:font-name-complex="Arial1"/>
    </style:style>
    <style:style style:name="T112" style:family="text">
      <style:text-properties officeooo:rsid="00f503df"/>
    </style:style>
    <style:style style:name="T113" style:family="text">
      <style:text-properties officeooo:rsid="0108912a"/>
    </style:style>
    <style:style style:name="T114" style:family="text">
      <style:text-properties officeooo:rsid="0108d952"/>
    </style:style>
    <style:style style:name="T115" style:family="text">
      <style:text-properties officeooo:rsid="010ce54d"/>
    </style:style>
    <style:style style:name="T116" style:family="text">
      <style:text-properties officeooo:rsid="010f9228"/>
    </style:style>
    <style:style style:name="T117" style:family="text">
      <style:text-properties officeooo:rsid="01137044"/>
    </style:style>
    <style:style style:name="T118" style:family="text">
      <style:text-properties officeooo:rsid="0119229f"/>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1.6547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RƯỜNG THPT CHUYÊN LÊ QUÝ ĐÔN</text:p>
      <text:p text:style-name="P3">CUỘC THI KHOA HỌC KĨ THUẬT CHO HỌC SINH TRUNG HỌC</text:p>
      <text:p text:style-name="P8"><text:span text:style-name="T2">CẤP THÀNH PHỐ NĂM HỌC 201</text:span><text:span text:style-name="T1">6 </text:span><text:span text:style-name="T2">-</text:span><text:span text:style-name="T1"> </text:span><text:bookmark text:name="_GoBack"/><text:span text:style-name="T2">201</text:span><text:span text:style-name="T1">7</text:span></text:p>
      <text:p text:style-name="P3"/>
      <text:p text:style-name="P3"/>
      <text:p text:style-name="P3"/>
      <text:p text:style-name="P3"/>
      <text:p text:style-name="P4">THIẾT KẾ HỆ THỐNG THEO DÕI VÀ CẢNH BÁO CHẤT <text:span text:style-name="T111">LƯ</text:span>ỢNG KHÔNG KHÍ</text:p>
      <text:p text:style-name="P3"/>
      <text:p text:style-name="P3"/>
      <text:p text:style-name="P3"/>
      <text:p text:style-name="P3"/>
      <text:p text:style-name="P3"/>
      <text:p text:style-name="P3"/>
      <text:p text:style-name="P10">Lĩnh vực dự thi</text:p>
      <text:p text:style-name="P5">Phần mềm hệ thống</text:p>
      <text:p text:style-name="P3"/>
      <text:p text:style-name="P10">Tác giả</text:p>
      <text:p text:style-name="P6">Hồ Tuấn Kiệt</text:p>
      <text:p text:style-name="P8"><text:span text:style-name="T3">Lớp </text:span><text:span text:style-name="T4">11A5</text:span><text:span text:style-name="T3">, Trường THPT chuyên Lê Quý Đôn, thành phố Đà Nẵng</text:span></text:p>
      <text:h text:style-name="P99" text:outline-level="1">MỤC LỤC</text:h>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5"><text:a xlink:type="simple" xlink:href="#__RefHeading___Toc1176_1249747711" text:style-name="Index_20_Link" text:visited-style-name="Index_20_Link">LỜI CẢM ƠN<text:tab/>3</text:a></text:p>
          <text:p text:style-name="P115"><text:a xlink:type="simple" xlink:href="#__RefHeading___Toc1178_1249747711" text:style-name="Index_20_Link" text:visited-style-name="Index_20_Link">TÓM TẮT NỘI DUNG DỰ ÁN<text:tab/>4</text:a></text:p>
          <text:p text:style-name="P115"><text:a xlink:type="simple" xlink:href="#__RefHeading___Toc1180_1249747711" text:style-name="Index_20_Link" text:visited-style-name="Index_20_Link">GIỚI THIỆU VÀ TỔNG QUAN VỀ VẤN ĐỀ NGHIÊN CỨU<text:tab/>5</text:a></text:p>
          <text:p text:style-name="P115"><text:a xlink:type="simple" xlink:href="#__RefHeading___Toc1182_1249747711" text:style-name="Index_20_Link" text:visited-style-name="Index_20_Link">GIẢ THUYẾT KHOA HỌC VÀ PHÁT BIỂU MỤC ĐÍCH NGHIÊN CỨU<text:tab/>7</text:a></text:p>
          <text:p text:style-name="P117"><text:a xlink:type="simple" xlink:href="#__RefHeading___Toc1184_1249747711" text:style-name="Index_20_Link" text:visited-style-name="Index_20_Link">Mục tiêu nghiên cứu<text:tab/>7</text:a></text:p>
          <text:p text:style-name="P118"><text:a xlink:type="simple" xlink:href="#__RefHeading___Toc1186_1249747711" text:style-name="Index_20_Link" text:visited-style-name="Index_20_Link">Thiết bị quan trắc<text:tab/>7</text:a></text:p>
          <text:p text:style-name="P118"><text:a xlink:type="simple" xlink:href="#__RefHeading___Toc1188_1249747711" text:style-name="Index_20_Link" text:visited-style-name="Index_20_Link">Phần mềm máy chủ<text:tab/>7</text:a></text:p>
          <text:p text:style-name="P117"><text:a xlink:type="simple" xlink:href="#__RefHeading___Toc1190_1249747711" text:style-name="Index_20_Link" text:visited-style-name="Index_20_Link">Giả thiết nghiên cứu<text:tab/>8</text:a></text:p>
          <text:p text:style-name="P118"><text:a xlink:type="simple" xlink:href="#__RefHeading___Toc1371_1105289887" text:style-name="Index_20_Link" text:visited-style-name="Index_20_Link">Thiết bị quan trắc<text:tab/>8</text:a></text:p>
          <text:p text:style-name="P118"><text:a xlink:type="simple" xlink:href="#__RefHeading___Toc1373_1105289887" text:style-name="Index_20_Link" text:visited-style-name="Index_20_Link">Phần mềm máy chủ<text:tab/>8</text:a></text:p>
          <text:p text:style-name="P115"><text:a xlink:type="simple" xlink:href="#__RefHeading___Toc1192_1249747711" text:style-name="Index_20_Link" text:visited-style-name="Index_20_Link">PHƯƠNG PHÁP NGHIÊN CỨU<text:tab/>9</text:a></text:p>
          <text:p text:style-name="P117"><text:a xlink:type="simple" xlink:href="#__RefHeading___Toc1375_1105289887" text:style-name="Index_20_Link" text:visited-style-name="Index_20_Link">Thiết lập cấu trúc hệ thống<text:tab/>9</text:a></text:p>
          <text:p text:style-name="P117"><text:a xlink:type="simple" xlink:href="#__RefHeading___Toc1194_1249747711" text:style-name="Index_20_Link" text:visited-style-name="Index_20_Link">Thiết bị quan trắc<text:tab/>9</text:a></text:p>
          <text:p text:style-name="P117"><text:a xlink:type="simple" xlink:href="#__RefHeading___Toc1196_1249747711" text:style-name="Index_20_Link" text:visited-style-name="Index_20_Link">Trang web<text:tab/>12</text:a></text:p>
          <text:p text:style-name="P118"><text:a xlink:type="simple" xlink:href="#__RefHeading___Toc1889_673514855" text:style-name="Index_20_Link" text:visited-style-name="Index_20_Link">Phía máy chủ (backend)<text:tab/>12</text:a></text:p>
          <text:p text:style-name="P118"><text:a xlink:type="simple" xlink:href="#__RefHeading___Toc1891_673514855" text:style-name="Index_20_Link" text:visited-style-name="Index_20_Link">Phía giao diện người dùng (frontend)<text:tab/>12</text:a></text:p>
          <text:p text:style-name="P115"><text:a xlink:type="simple" xlink:href="#__RefHeading___Toc1198_1249747711" text:style-name="Index_20_Link" text:visited-style-name="Index_20_Link">SỐ LIỆU/ KẾT QUẢ NGHIÊN CỨU<text:tab/>13</text:a></text:p>
          <text:p text:style-name="P117"><text:a xlink:type="simple" xlink:href="#__RefHeading___Toc1200_1249747711" text:style-name="Index_20_Link" text:visited-style-name="Index_20_Link">Thiết bị quan trắc<text:tab/>13</text:a></text:p>
          <text:p text:style-name="P117"><text:a xlink:type="simple" xlink:href="#__RefHeading___Toc1881_673514855" text:style-name="Index_20_Link" text:visited-style-name="Index_20_Link">Trang web<text:tab/>13</text:a></text:p>
          <text:p text:style-name="P115"><text:a xlink:type="simple" xlink:href="#__RefHeading___Toc1202_1249747711" text:style-name="Index_20_Link" text:visited-style-name="Index_20_Link">PHÂN TÍCH SỐ LIỆU/ KẾT QUẢ VÀ THẢO LUẬN<text:tab/>15</text:a></text:p>
          <text:p text:style-name="P117"><text:a xlink:type="simple" xlink:href="#__RefHeading___Toc1204_1249747711" text:style-name="Index_20_Link" text:visited-style-name="Index_20_Link">So sánh với những nghiên cứu trước<text:tab/>15</text:a></text:p>
          <text:p text:style-name="P117"><text:a xlink:type="simple" xlink:href="#__RefHeading___Toc1206_1249747711" text:style-name="Index_20_Link" text:visited-style-name="Index_20_Link">Những thiếu sót<text:tab/>15</text:a></text:p>
          <text:p text:style-name="P118"><text:a xlink:type="simple" xlink:href="#__RefHeading___Toc1208_1249747711" text:style-name="Index_20_Link" text:visited-style-name="Index_20_Link">Khoảng cách giao tiếp<text:tab/>15</text:a></text:p>
          <text:p text:style-name="P119"><text:a xlink:type="simple" xlink:href="#__RefHeading___Toc1377_1105289887" text:style-name="Index_20_Link" text:visited-style-name="Index_20_Link">Sử dụng mạng di động<text:tab/>15</text:a></text:p>
          <text:p text:style-name="P119"><text:a xlink:type="simple" xlink:href="#__RefHeading___Toc1379_1105289887" text:style-name="Index_20_Link" text:visited-style-name="Index_20_Link">Sử dụng sóng vô tuyến / tự tạo hạ tầng truyền tin:<text:tab/>16</text:a></text:p>
          <text:p text:style-name="P118"><text:a xlink:type="simple" xlink:href="#__RefHeading___Toc1210_1249747711" text:style-name="Index_20_Link" text:visited-style-name="Index_20_Link">Việc thiếu các cảm biến<text:tab/>16</text:a></text:p>
          <text:p text:style-name="P115"><text:a xlink:type="simple" xlink:href="#__RefHeading___Toc1316_1249747711" text:style-name="Index_20_Link" text:visited-style-name="Index_20_Link">KẾT LUẬN<text:tab/>17</text:a></text:p>
          <text:p text:style-name="P115"><text:a xlink:type="simple" xlink:href="#__RefHeading___Toc1214_1249747711" text:style-name="Index_20_Link" text:visited-style-name="Index_20_Link">TÀI LIỆU THAM KHẢO<text:tab/>18</text:a></text:p>
        </text:index-body>
      </text:table-of-content>
      <text:p text:style-name="P7"/>
      <text:h text:style-name="P100" text:outline-level="1"><text:bookmark-start text:name="__RefHeading___Toc1176_1249747711"/><text:bookmark-start text:name="_Toc465412548"/>LỜI CẢM ƠN<text:bookmark-end text:name="__RefHeading___Toc1176_1249747711"/><text:bookmark-end text:name="_Toc465412548"/></text:h>
      <text:p text:style-name="P11"><text:span text:style-name="T109">X</text:span><text:span text:style-name="T100">in </text:span>chân thành cảm ơn các thầy, cô trường THPT chuyên Lê Quý Đôn đã tạo điều kiện để chúng tôi thực hiện nghiên cứu này. Nhờ sự tận tình của các thầy, cô cũng như nhà trường, chúng tôi đã có cơ hội tiếp cận với những cách thức và quy trình để thực hiện một nghiên cứu khoa học – điều mà chúng tôi khó có thể có được ở bất cứ nơi nào khác.</text:p>
      <text:p text:style-name="P11">Ngoài ra, nhờ sự giúp <text:span text:style-name="T108">đỡ</text:span> và hỗ trợ <text:span text:style-name="T108">tận tâm</text:span> của giáo viên hướng dẫn, tôi đã có thể thực hiện được những nghiên cứu của mình một cách hiệu quả nhất.</text:p>
      <text:p text:style-name="P11">Một lần nữa, xin <text:span text:style-name="T108">bày tỏ sự tri ân sâu sắc</text:span> <text:span text:style-name="T108">đế</text:span>n các thầy, cô và nhà trường đã luôn hỗ trợ chúng tôi trong suốt quá trình <text:span text:style-name="T112">thực hiện nghiên cứu này.</text:span></text:p>
      <text:p text:style-name="P30"><text:span text:style-name="T110"><text:s text:c="70"/></text:span><text:span text:style-name="T108">Hồ </text:span>Tuấn Kiệt</text:p>
      <text:p text:style-name="P30">Lớp 11A5, trường THPT Chuyên Lê Quý Đôn</text:p>
      <text:h text:style-name="P100" text:outline-level="1"><text:bookmark-start text:name="__RefHeading___Toc1178_1249747711"/><text:bookmark-start text:name="_Toc465412549"/>TÓM TẮT NỘI DUNG DỰ ÁN<text:bookmark-end text:name="__RefHeading___Toc1178_1249747711"/><text:bookmark-end text:name="_Toc465412549"/></text:h>
      <text:p text:style-name="P31">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33"><text:span text:style-name="T22">Nhận thấy được điều đó, tôi đã thực hiện nghiên cứu</text:span> một hệ thống có khả năng nhận biết mức độ ô nhiễm của không khí và từ đó có thể tự động đưa ra thông báo khi cần thiết.</text:p>
      <text:p text:style-name="P34">Để đạt được các mục tiêu ở trên, hệ thống bao gồm các thành phần như sau:</text:p>
      <text:list xml:id="list5059624496716209618" text:style-name="L1">
        <text:list-item>
          <text:p text:style-name="P35">Một thiết bị được <text:span text:style-name="T22">trang bị một số cảm biến có khả năng đo được nồng độ các nhân tố trong không khí có hại đến sức khỏe con người (như CO, phần tử bụi, …) và truyền các thông tin đó lên một máy chủ tập trung</text:span></text:p>
        </text:list-item>
        <text:list-item>
          <text:p text:style-name="P50">Một <text:span text:style-name="T92">phần mềm máy chủ</text:span> lưu trữ dữ liệu được truyền lên bởi các thiết bị quan trắc. Ngoài việc <text:span text:style-name="T96">này phần mềm </text:span>còn có khả năng hiển thị thông tin dưới dạng trang web và đưa ra thông báo dưới dạng email và tin nhắn SMS khi cần thiết</text:p>
        </text:list-item>
      </text:list>
      <text:p text:style-name="P33">Đóng góp mới của dự án này là <text:span text:style-name="T22">một hệ thống theo dõi chất lượng không khí có giá thành rẻ, có thời gian triển khai ngắn và khả năng mở rộng nhanh chóng từ quy mô nhỏ cho tới quy mô lớn.</text:span></text:p>
      <text:h text:style-name="P100" text:outline-level="1"><text:bookmark-start text:name="__RefHeading___Toc1180_1249747711"/><text:bookmark-start text:name="_Toc465412550"/>GIỚI THIỆU VÀ TỔNG QUAN VỀ VẤN ĐỀ NGHIÊN CỨU<text:bookmark-end text:name="__RefHeading___Toc1180_1249747711"/><text:bookmark-end text:name="_Toc465412550"/></text:h>
      <text:p text:style-name="P52">Một trong những vấn đề đang được các nước quan tâm hiện nay chính là tình trạng ô nhiễm không khí trầm trọng đang xảy ra ở nhiều khu vực trên thế giới. Trong những năm trước đây, ta chỉ có thể nghe về sự ô nhiễm không khí ở các đô thị rất lớn như Bắc Kinh, tuy nhiên bây giờ tới cả mức độ ô nhiễm không khí ở những thành phố lớn của nước ta như Hà Nội cũng đang ở mức đáng báo động <text:reference-mark-start text:name="JR_cite_1_PhạmHương2016"/><text:span text:style-name="T45">[</text:span><text:span text:style-name="T57">Phạm Hương 2016</text:span><text:span text:style-name="T45">].</text:span><text:reference-mark-end text:name="JR_cite_1_PhạmHương2016"/></text:p>
      <text:p text:style-name="P58"><draw:frame draw:style-name="fr1" draw:name="Image6" text:anchor-type="paragraph" svg:width="6.2992in" svg:height="2.0992in" draw:z-index="5"><draw:image xlink:href="Pictures/100000000000041A0000015E35680D5B855F0E0A.png" xlink:type="simple" xlink:show="embed" xlink:actuate="onLoad"/></draw:frame></text:p>
      <text:p text:style-name="P59"><text:span text:style-name="T90">Tổng quát tình trạ</text:span>ng không khí ở dựa trên PM2.5 trong tuần từ <text:span text:style-name="T105">03/12 tới 10/12</text:span></text:p>
      <text:p text:style-name="P60"><text:span text:style-name="T106">(dữ liệu trung bình 60 phút) </text:span><text:span text:style-name="T107">(nguồn: </text:span><text:a xlink:type="simple" xlink:href="http://aqivn.org/" text:style-name="Internet_20_link" text:visited-style-name="Visited_20_Internet_20_Link"><text:span text:style-name="T107">http://aqivn.org</text:span></text:a><text:span text:style-name="T107">)</text:span></text:p>
      <text:p text:style-name="P53">Theo <text:reference-mark-start text:name="JR_cite_1_Kampa_2008"/><text:span text:style-name="T57">Kampa &amp; Castanas 2008</text:span><text:reference-mark-end text:name="JR_cite_1_Kampa_2008"/><text:span text:style-name="T39">, các nhân tố có hại đối với sức khỏe con người trong không khí bao gồm:</text:span></text:p>
      <text:list xml:id="list4011631361746235794" text:style-name="L2">
        <text:list-item>
          <text:p text:style-name="P62">Chất ô nhiễm dạng ga (SO<text:span text:style-name="T6">x</text:span>, NO<text:span text:style-name="T6">x</text:span>, CO, O<text:span text:style-name="T6">3</text:span>, …)</text:p>
        </text:list-item>
        <text:list-item>
          <text:p text:style-name="P62">Các phần tử bụi <text:span text:style-name="T88">(PM 10, PM2.5, ...)</text:span></text:p>
        </text:list-item>
        <text:list-item>
          <text:p text:style-name="P54">Kim loại nặng</text:p>
        </text:list-item>
        <text:list-item>
          <text:p text:style-name="P55">Các chất ô nhiễm hữu cơ <text:span text:style-name="T101">có tính bền </text:span>(dioxin, ...)</text:p>
        </text:list-item>
      </text:list>
      <text:p text:style-name="P12">Trong các nhân tố kể trên, những chất ô nhiễm dạng ga và phần tử bụi là những nhân tố được đề cập nhiều nhất khi nói tới ô nhiễm không khí<text:span text:style-name="T108">. Bởi lẽ, </text:span>những nhân tố này được tạo ra từ nh<text:span text:style-name="T108">ữ</text:span>ng hoạt động thường gặp nhất ở con người như hoạt động sản xuất công nghiệp, hoặc hoạt động sử dụng các phương tiện đốt nhiên liệu hóa thạch<text:span text:style-name="T108">. V</text:span>ì <text:span text:style-name="T108">vậy,</text:span> nghiên cứu <text:span text:style-name="T108">này </text:span>sẽ chỉ <text:span text:style-name="T108">tập trung </text:span>xoay quanh hai nhân tố kể trên.</text:p>
      <text:p text:style-name="P56">Đã có rất nhiều nghiên cứu được tiến hành để đánh giá ảnh hưởng của các nhân tố này đối với sức khỏe con người. Ví dụ như:</text:p>
      <text:list xml:id="list8179761486061978470" text:style-name="L3">
        <text:list-item>
          <text:p text:style-name="P57">Việc hít thở khí SO<text:span text:style-name="T6">2</text:span> ở <text:span text:style-name="T40">nồng độ từ 0.5 tới 1.0 ppm trong thời gian ngắn (&lt;3 phút) có thể gây co thắt phế quản </text:span><text:reference-mark-start text:name="JR_cite_1_Balmes_1987"/><text:span text:style-name="T46">[</text:span><text:span text:style-name="T58">Balmes, Fine &amp; Sheppard 1987</text:span><text:span text:style-name="T46">]</text:span><text:reference-mark-end text:name="JR_cite_1_Balmes_1987"/><text:span text:style-name="T40"> </text:span></text:p>
        </text:list-item>
        <text:list-item>
          <text:p text:style-name="P43"><text:soft-page-break/><text:span text:style-name="T41">Nồng độ tăng dần lượng NO</text:span><text:span text:style-name="T7">X</text:span><text:span text:style-name="T41"> trong máu có liên quan tới việc gia tăng số lần nhập viện do hen suyễn</text:span><text:span text:style-name="T43"> </text:span><text:reference-mark-start text:name="JR_cite_1_Bernstein_2004"/><text:span text:style-name="T50">[</text:span><text:span text:style-name="T64">Bernstein et al. 2004</text:span><text:span text:style-name="T50">]</text:span><text:reference-mark-end text:name="JR_cite_1_Bernstein_2004"/><text:span text:style-name="T83"> </text:span></text:p>
        </text:list-item>
        <text:list-item>
          <text:p text:style-name="P63">Khi khí CO đi vào máu, nó thế chỗ của oxy trong các huyết sắc tố (hemoglobin). Hemoglobin là phần tử vận chuyển oxy khắp cơ thể, do vậy việc này làm <text:span text:style-name="T89">cạn nguồn oxy cần thiết tới ti thể, dẫn tới việc thiếu năng lượng cung cấp cho cơ tim </text:span><text:reference-mark-start text:name="JR_cite_1_Prockop_2007"/><text:span text:style-name="T51">[</text:span><text:span text:style-name="T59">Prockop &amp; Chichkova 2007</text:span><text:span text:style-name="T51">]</text:span><text:reference-mark-end text:name="JR_cite_1_Prockop_2007"/><text:span text:style-name="T51">. </text:span><text:reference-mark-start text:name="JR_cite_2_henz2005prospective"/><text:span text:style-name="T59">Henz and Maeder [2005]</text:span><text:reference-mark-end text:name="JR_cite_2_henz2005prospective"/><text:span text:style-name="T51"> </text:span><text:span text:style-name="T52"><text:s/></text:span><text:span text:style-name="T53">đã </text:span><text:span text:style-name="T55">tiến hành </text:span><text:span text:style-name="T54">nghiên cứu một trường hợp 38 người lính Thụy Sĩ vô tình bị ngộ độc khí CO, và chỉ ra rằng sau vụ tai nạn </text:span><text:span text:style-name="T66">2 tuần</text:span><text:span text:style-name="T54">, 34% trong số họ mắc các triệu chứng đau ngực.</text:span></text:p>
        </text:list-item>
      </text:list>
      <text:p text:style-name="P44"><text:span text:style-name="T71">Với những lý do kể trên, yêu cầu</text:span><text:span text:style-name="T72"> thiết lập một hệ thống theo dõi </text:span><text:span text:style-name="T73">chất lượng không khí </text:span><text:span text:style-name="T79">là tất yếu, nhằm đo đạc và đưa ra những cảnh báo phù hợp </text:span><text:span text:style-name="T80">giúp giảm thiểu các ảnh hưởng tới sức khỏe xuống mức thấp nhất có thể.</text:span></text:p>
      <text:p text:style-name="P45"><text:span text:style-name="T73">Đó là </text:span><text:span text:style-name="T74">lý do của nghiên cứu này: một hệ thống có khả năng nhận biết mức độ ô nhiễm của không khí và từ đó có thể tự động đưa ra thông báo </text:span><text:span text:style-name="T75">cho người dùng </text:span><text:span text:style-name="T74">khi cần thiết.</text:span><text:span text:style-name="T77"> Sau một thời gian nghiên cứu, chúng tôi quyết định chọn mô hình máy </text:span><text:span text:style-name="T81">trạm - máy chủ</text:span><text:span text:style-name="T77"> cho hệ thống này:</text:span></text:p>
      <text:list xml:id="list181828423847877" text:continue-list="list5059624496716209618" text:style-name="L1">
        <text:list-item>
          <text:p text:style-name="P36">Một thiết bị được <text:span text:style-name="T22">trang bị một số cảm biến có thể đo đạc được sự xuất hiện của các nhân tố gây ô nhiễm kể trên</text:span></text:p>
        </text:list-item>
        <text:list-item>
          <text:p text:style-name="P51"><text:span text:style-name="T77">Một </text:span><text:span text:style-name="T78">phần mềm máy chủ</text:span><text:span text:style-name="T77"> lưu trữ dữ liệu được truyền lên bởi các thiết bị quan trắc. Ngoài việc </text:span><text:span text:style-name="T80">này phần mềm </text:span><text:span text:style-name="T77">còn có khả năng hiển thị thông tin dưới dạng trang web và đưa ra thông báo dưới dạng email và tin nhắn SMS khi cần thiết</text:span></text:p>
        </text:list-item>
      </text:list>
      <text:p text:style-name="P66"><text:span text:style-name="T74">Tất </text:span><text:span text:style-name="T70">nhiên đây không phải là </text:span><text:span text:style-name="T76">nghiên cứu</text:span><text:span text:style-name="T70"> đầu tiên về vấn đề này mà đã có nhiều </text:span><text:span text:style-name="T76">nghiên cứu được thực hiện về đề tài này:</text:span></text:p>
      <text:list xml:id="list5011435350471705117" text:style-name="L4">
        <text:list-item>
          <text:p text:style-name="P67"><text:span text:style-name="T70">Air Quality Egg (</text:span><text:a xlink:type="simple" xlink:href="http://airqualityegg.com/" text:style-name="Internet_20_link" text:visited-style-name="Visited_20_Internet_20_Link"><text:span text:style-name="T70">http://airqualityegg.com/</text:span></text:a><text:span text:style-name="T70">)</text:span></text:p>
        </text:list-item>
        <text:list-item>
          <text:p text:style-name="P69"><text:span text:style-name="T70">Smart Citizen Kit (</text:span><text:a xlink:type="simple" xlink:href="https://smartcitizen.me/" text:style-name="Internet_20_link" text:visited-style-name="Visited_20_Internet_20_Link"><text:span text:style-name="T70">https://smartcitizen.me/</text:span></text:a><text:span text:style-name="T70">)</text:span></text:p>
        </text:list-item>
      </text:list>
      <text:p text:style-name="P71"><text:span text:style-name="T70">Cả hai dự án này đều có mục tiêu là một hệ thống theo dõi mức độ ô nhiễm của không khí trên diện rộng và đều có khả năng đăng tải thông tin lên </text:span><text:span text:style-name="T76">một máy chủ để hiển thị dưới dạng trang web</text:span><text:span text:style-name="T70">. Tuy nhiên, một điểm thiếu sót có thể thấy ở những dự án này là việc chưa có khả năng </text:span><text:span text:style-name="T84">tự động đưa ra thông báo tới người dùng</text:span><text:span text:style-name="T85">, nghĩa là chỉ mới dừng ở việc đo đạc được số liệu</text:span><text:span text:style-name="T86"> và hiển thị chúng</text:span><text:span text:style-name="T85">. Do vậy </text:span><text:span text:style-name="T86">nghiên cứu này được đề ra</text:span><text:span text:style-name="T85"> nhằm khắc phục được điểm yếu </text:span><text:span text:style-name="T87">này.</text:span></text:p>
      <text:h text:style-name="P101" text:outline-level="1"/>
      <text:h text:style-name="P100" text:outline-level="1"><text:bookmark-start text:name="__RefHeading___Toc1182_1249747711"/><text:bookmark-start text:name="_Toc465412551"/>GIẢ THUYẾT KHOA HỌC VÀ PHÁT BIỂU MỤC ĐÍCH NGHIÊN CỨ<text:bookmark-end text:name="_Toc465412551"/>U<text:bookmark-end text:name="__RefHeading___Toc1182_1249747711"/></text:h>
      <text:h text:style-name="P103" text:outline-level="2"><text:bookmark-start text:name="__RefHeading___Toc1184_1249747711"/>Mục tiêu nghiên cứu<text:bookmark-end text:name="__RefHeading___Toc1184_1249747711"/></text:h>
      <text:p text:style-name="P18">Hệ thống mà nghiên cứu này thực hiện sẽ phải đạt được nhng yêu cầu và mục tiêu sau đây:</text:p>
      <text:h text:style-name="P110" text:outline-level="3"><text:bookmark-start text:name="__RefHeading___Toc1186_1249747711"/>Thiết bị quan trắc<text:bookmark-end text:name="__RefHeading___Toc1186_1249747711"/></text:h>
      <text:list xml:id="list5831337088299876962" text:style-name="L5">
        <text:list-item>
          <text:p text:style-name="P72">Có khả năng <text:span text:style-name="T22">đo đạc sự xuất hiện của các nhân tố gây ô nhiễm trong không khí</text:span></text:p>
        </text:list-item>
        <text:list-item>
          <text:p text:style-name="P72">Sau khi đo đạc, thiết bị phải gửi số liệu đo được lên phần mềm máy chủ.</text:p>
        </text:list-item>
      </text:list>
      <text:list xml:id="list1212444238200841297" text:style-name="L6">
        <text:list-item>
          <text:p text:style-name="P9"><text:span text:style-name="T97">T</text:span>hay vì sử dụng các cảm biến có độ chính xác và giá thành cao thì thiết bị sẽ sử dụng các cảm biến rẻ hơn tuy nhiên vẫn có độ chính xác tương đối để <text:span text:style-name="T97">giữ giá thành ở mức thấp nhất</text:span></text:p>
        </text:list-item>
        <text:list-item>
          <text:p text:style-name="P9">Thiết bị được chế tạo sao cho dễ sử dụng nhất có thể, người dùng chỉ cần cắm nguồn điện và sau đó có thể để thiết bị ở một góc nào đó, thiết bị sẽ tự thiết lập và hoạt động.</text:p>
        </text:list-item>
      </text:list>
      <text:h text:style-name="P110" text:outline-level="3"><text:bookmark-start text:name="__RefHeading___Toc1188_1249747711"/>Phần mềm máy chủ<text:bookmark-end text:name="__RefHeading___Toc1188_1249747711"/></text:h>
      <text:list xml:id="list8685503261820527263" text:style-name="L7">
        <text:list-item>
          <text:p text:style-name="P19">Có khả năng nhận số liệu đo được từ các trạm và lưu trữ chúng.</text:p>
        </text:list-item>
        <text:list-item>
          <text:p text:style-name="P19">Có khả năng đưa ra cảnh báo dưới dạng tin nhắn SMS và qua thư điện tử</text:p>
        </text:list-item>
      </text:list>
      <text:list xml:id="list181828681851330" text:continue-list="list1212444238200841297" text:style-name="L6">
        <text:list-item>
          <text:p text:style-name="P20">Cho phép người dùng xem được số liệu cũ của các trạm thông qua giao diện web.</text:p>
        </text:list-item>
      </text:list>
      <text:h text:style-name="P107" text:outline-level="2"><text:bookmark-start text:name="__RefHeading___Toc1190_1249747711"/>Giả thiết nghiên cứu<text:bookmark-end text:name="__RefHeading___Toc1190_1249747711"/></text:h>
      <text:p text:style-name="P21">Từ những mục tiêu đề ra ở trên, nghiên cứu đề xuất <text:span text:style-name="T102">một </text:span>hệ thống với cấu trúc như <text:span text:style-name="T113">sau:</text:span></text:p>
      <text:h text:style-name="P109" text:outline-level="3"><draw:frame draw:style-name="fr1" draw:name="Image1" text:anchor-type="paragraph" svg:width="6.8744in" svg:height="3.2146in" draw:z-index="6"><draw:image xlink:href="Pictures/100002010000046B0000021130CA2C7902A7842E.png" xlink:type="simple" xlink:show="embed" xlink:actuate="onLoad"/></draw:frame><text:bookmark-start text:name="__RefHeading___Toc1371_1105289887"/><text:span text:style-name="T113">T</text:span>hiết bị quan trắc<text:bookmark-end text:name="__RefHeading___Toc1371_1105289887"/></text:h>
      <text:list xml:id="list4426872272019637149" text:style-name="L8">
        <text:list-item>
          <text:p text:style-name="P46">Mạch điều khiển chính là mạch Arduino Nano sẽ sử dụng các cảm biến đầu vào để xác định nồng độ các chất trong không khí</text:p>
        </text:list-item>
        <text:list-item>
          <text:p text:style-name="P47">Nồng độ đo được sẽ được thông báo trên màn hình LCD, đồng thời được gửi lên máy chủ nếu có kết nối Wifi</text:p>
        </text:list-item>
      </text:list>
      <text:h text:style-name="P109" text:outline-level="3"><text:bookmark-start text:name="__RefHeading___Toc1373_1105289887"/>Phần mềm máy chủ<text:bookmark-end text:name="__RefHeading___Toc1373_1105289887"/></text:h>
      <text:list xml:id="list6711947504296768482" text:style-name="L9">
        <text:list-item>
          <text:p text:style-name="P48">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22">Người dùng khi truy cập <text:span text:style-name="T98">vào trang web thì có thể xem được số liệu đo được của các trạm trong thời gian thực (nghĩa là người dùng có thể thấy ngay lập tức số đo mới của một trạm ngay sau khi trạm đó gửi số đo mới)</text:span></text:p>
        </text:list-item>
        <text:list-item>
          <text:p text:style-name="P23">Các ứng dụng ngoài có thể truy cập vào dữ liệu được lưu trữ trên máy chủ thông qua việc gọi các hàm API (Application Programming Interface)</text:p>
        </text:list-item>
      </text:list>
      <text:h text:style-name="P100" text:outline-level="1"><text:bookmark-start text:name="_Toc465412552"/><text:bookmark-start text:name="__RefHeading___Toc1192_1249747711"/>PHƯƠNG PHÁP NGHIÊN CỨU<text:bookmark-end text:name="_Toc465412552"/> <text:bookmark-end text:name="__RefHeading___Toc1192_1249747711"/></text:h>
      <text:h text:style-name="P102" text:outline-level="2"><text:bookmark-start text:name="__RefHeading___Toc1375_1105289887"/>Thiết lập cấu trúc hệ thống<text:bookmark-end text:name="__RefHeading___Toc1375_1105289887"/></text:h>
      <text:p text:style-name="P7">Để thiết kế được hệ thống đảm bảo các mục tiêu đã đặt ra thì cần phải đề ra cấu trúc của hệ thống có thể thực hiện được nhiệm vụ đó. Sau quá trình nghiên cứu tôi nhận thấy cấu trúc máy chủ <text:span text:style-name="T117">- máy con với máy con là các thiết bị quan trắc là cấu trúc hợp lý nhất cho hệ thống với. </text:span>Với cấu trúc này, ta có thể giao bớt những việc nặng như gửi thông báo cho phía máy chủ, những máy con chỉ cần thực hiện <text:span text:style-name="T118">việc đọc số liệu từ cảm biến và truyền tin, giúp thiết kế máy con đơn giản và tiết kiệm năng lượng hơn. Ngoài ra, có một máy chủ tập trung đồng nghĩa với việc dữ liệu được tập trung tại một điểm, tiện dụng trong việc xem, truy cập và xử lí dữ liệu.</text:span></text:p>
      <text:h text:style-name="P104" text:outline-level="2"><text:bookmark-start text:name="__RefHeading___Toc1194_1249747711"/>Thiết bị quan trắc<text:bookmark-end text:name="__RefHeading___Toc1194_1249747711"/></text:h>
      <text:p text:style-name="P24"><draw:frame draw:style-name="fr1" draw:name="Image3" text:anchor-type="paragraph" svg:width="4.5335in" svg:height="5.5008in" draw:z-index="1"><draw:image xlink:href="Pictures/10000201000004C8000005CD4549F58335FE6629.png" xlink:type="simple" xlink:show="embed" xlink:actuate="onLoad"/></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3"/>
      <text:p text:style-name="P73"/>
      <text:p text:style-name="P97">Thiết bị quan trắc được điều khiển bởi hai module chính:</text:p>
      <text:list xml:id="list8990555735074910616" text:style-name="L11">
        <text:list-item>
          <text:p text:style-name="P75">Mạch Arduino Nano <text:span text:style-name="T10">với vi điều khiển ATmega328P. Đây là mạch chính điều khiển hầu hết mọi hoạt động của thiết bị, bao gồm việc đọc số liệu từ các cảm biến, cảnh báo qua đèn và điều khiển màn hình LCD.</text:span></text:p>
        </text:list-item>
        <text:list-item>
          <text:p text:style-name="P76">Các hoạt động liên quan tới việc kết nối không dây được mạch ESP-12 đảm nhiệm. Mạch ESP-12 đảm nhiệm tất cả công việc có liên quan tới kết nối không dây, bao gồm việc gửi thông tin lên máy chủ.</text:p>
        </text:list-item>
        <text:list-item>
          <text:p text:style-name="P77">Vì mạch ESP-12 <text:span text:style-name="T11">hoạt động ở hiệu điện thế</text:span> 3.3v trong khi mạch Arduino Nano lại hoạt động ở hiệu điện thế 5v nên tín hiệu của mạch Arduino Nano bắt buộc phải đi qua IC 74HC245 để giảm <text:span text:style-name="T12">hiệu điện thế</text:span> tín hiệu từ 5v xuống 3.3v. <text:span text:style-name="T69">(theo sơ đồ bên dưới)</text:span></text:p>
        </text:list-item>
      </text:list>
      <text:p text:style-name="P49"><draw:frame draw:style-name="fr2" draw:name="Image9" text:anchor-type="paragraph" svg:width="2.0516in" svg:height="2.0173in" draw:z-index="0"><draw:image xlink:href="Pictures/10000201000002D9000002CDBE133C07D4BA8EAF.png" xlink:type="simple" xlink:show="embed" xlink:actuate="onLoad"/></draw:frame></text:p>
      <text:p text:style-name="P49"/>
      <text:p text:style-name="P49"/>
      <text:p text:style-name="P49"/>
      <text:p text:style-name="P49"/>
      <text:p text:style-name="P37"/>
      <text:p text:style-name="P78">Các module cảm biến mà thiết bị sử dụng bao gồm:</text:p>
      <text:list xml:id="list3821479127397784497" text:style-name="L12">
        <text:list-item>
          <text:p text:style-name="P79">Cảm biến nhiệt độ và độ ẩm Aosong AM2301, với khả năng cảm biến độ ẩm từ 0-99% độ ẩm tương đối với độ chính xác 0.1% và khả năng cảm biến nhiệt độ trong khoảng từ -40 tới 80 độ C với độ chính xác 0.1 độ C <text:reference-mark-start text:name="JR_cite_1_HW_MQ9"/><text:span text:style-name="T45">[</text:span><text:span text:style-name="T57">Henan Hanwei Electronics Co. Ltd. 2016</text:span><text:span text:style-name="T45">]</text:span><text:reference-mark-end text:name="JR_cite_1_HW_MQ9"/></text:p>
        </text:list-item>
        <text:list-item>
          <text:p text:style-name="P80">Cảm biến Sharp GP2Y1<text:span text:style-name="T9">010AU0F cho việc cảm biến nồng độ bụi. Cảm biến có khả năng nhận dạng được nồng độ bụi nằm trong khoảng từ 0 tới 0.5ppm (một phần triệu) </text:span><text:reference-mark-start text:name="JR_cite_1_SHARP_Dust"/><text:span text:style-name="T48">[</text:span><text:span text:style-name="T60">SHARP Corporation 2006</text:span><text:span text:style-name="T48">]</text:span><text:reference-mark-end text:name="JR_cite_1_SHARP_Dust"/><text:span text:style-name="T9"> </text:span></text:p>
        </text:list-item>
        <text:list-item>
          <text:p text:style-name="P81">Cảm biến khí CO MQ-9 <text:span text:style-name="T13">với khả năng phát hiện nồng độ khí CO trong khoảng từ 20 tới 2000ppm (một phần triệu) </text:span><text:reference-mark-start text:name="JR_cite0_1_HW_MQ9"/><text:span text:style-name="T49">[</text:span><text:span text:style-name="T61">Henan Hanwei Electronics Co. Ltd. 2016</text:span><text:span text:style-name="T49">]</text:span><text:reference-mark-end text:name="JR_cite0_1_HW_MQ9"/><text:span text:style-name="T13"> </text:span></text:p>
        </text:list-item>
      </text:list>
      <text:p text:style-name="P82">Để hiển thị trạng thái hoạt động của thiết bị và số liệu đo được, thiết bị sử dụng một màn hình LCD 20x4 kết hợp với một mạch LCD I<text:span text:style-name="T5">2</text:span>C, g<text:span text:style-name="T14">i</text:span>ảm số lượng chân kết nối từ LCD tới mạch Arduino Nano từ 16 chân xuống còn 4 chân (hai chân nguồn và hai chân cho giao thức I<text:span text:style-name="T5">2</text:span>C)</text:p>
      <text:p text:style-name="P83"><text:soft-page-break/>Đèn báo bao gồm hai đèn LED ba màu (xanh, vàng, và đỏ). Một đèn hiển thị tình trạng hoạt động của thiết bị, đèn kia hiển thị chất lượng của không khí. Hai đèn này được mắc vào một IC 74HC595 trước khi kết nối với mạch Arduino Nano để giảm số chân cần thiết (6 chân xuống còn 3 chân) theo sơ đồ bên dưới.</text:p>
      <text:h text:style-name="P105" text:outline-level="2"><draw:frame draw:style-name="fr3" draw:name="Image10" text:anchor-type="paragraph" svg:x="1.0693in" svg:y="0.0728in" svg:width="4.1453in" svg:height="2.2154in" draw:z-index="2"><draw:image xlink:href="Pictures/10000201000006DB000002BB2E87782C7678D5E3.png" xlink:type="simple" xlink:show="embed" xlink:actuate="onLoad"/></draw:frame></text:h>
      <text:h text:style-name="P108" text:outline-level="2"><text:bookmark-start text:name="__RefHeading___Toc1196_1249747711"/>Trang web<text:bookmark-end text:name="__RefHeading___Toc1196_1249747711"/></text:h>
      <text:h text:style-name="P111" text:outline-level="3"><text:bookmark-start text:name="__RefHeading___Toc1889_673514855"/><text:span text:style-name="T28">P</text:span>hía máy chủ <text:span text:style-name="T28">(backend)</text:span><text:bookmark-end text:name="__RefHeading___Toc1889_673514855"/></text:h>
      <text:p text:style-name="P84">Trang web được viết bằng ngôn ngữ Python <text:span text:style-name="T93">và sử dụng nền tảng Flask.</text:span></text:p>
      <text:p text:style-name="P85">Về cơ sở dữ liệu, chúng tôi sử dụng hệ cơ sở dữ liệu MariaDB.</text:p>
      <text:p text:style-name="P85">Để <text:span text:style-name="T93">thực hiện việc gửi tin nhắn và email thông báo, chúng tôi sử dụng Redis (một hệ cơ sở dữ liệu kiểu khóa-giá trị) làm hàng chờ. Mỗi yêu cầu gửi tin nhắn và email được coi là một công việc và được đẩy vào hàng chờ. Trên máy chủ sẽ có một tiến trình riêng biệt lấy từng công việc trong hàng chờ và thực hiện chúng.</text:span></text:p>
      <text:p text:style-name="P85">Đối với việc gửi tin nhắn và email, chúng tôi sử dụng hai dịch vụ của Amazon là Amazon SES <text:span text:style-name="T16">(Simple Email Service) và Amazon SNS (Simple Notification Service). Hai dịch vụ này cho phép gửi email và tin nhắn thông qua việc gọi hàm API.</text:span></text:p>
      <text:h text:style-name="P111" text:outline-level="3"><text:bookmark-start text:name="__RefHeading___Toc1891_673514855"/><text:span text:style-name="T29">P</text:span>hía <text:span text:style-name="T94">giao diện </text:span>người dùng <text:span text:style-name="T29">(frontend)</text:span><text:bookmark-end text:name="__RefHeading___Toc1891_673514855"/></text:h>
      <text:p text:style-name="P86">Giao diện người dùng được viết bằng ba ngôn ngữ khác nhau: HTML, CSS và JavaScript.</text:p>
      <text:p text:style-name="P87">Chúng tôi sử dụng Bootstrap làm <text:span text:style-name="T15">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c quan.</text:span></text:p>
      <text:p text:style-name="P88">Nếu coi HTML và CSS là vẻ bề ngoài thì JavaScript là những <text:span text:style-name="T17">thứ</text:span> bên trong giúp một <text:span text:style-name="T18">trang</text:span> web hoạt động và phản ứng với các hành động của người dùng. JavaScript được sử dụng triệt để cho nhiều <text:span text:style-name="T19">công việc</text:span> khác nhau <text:span text:style-name="T20">như:</text:span></text:p>
      <text:list xml:id="list9221926142418732491" text:style-name="L13">
        <text:list-item>
          <text:p text:style-name="P89">Nạp, cập nhật dữ liệu và thay đổi dữ liệu trong trang web mà không cần phải khởi tạo lại trang (sử dụng jQuery)</text:p>
        </text:list-item>
      </text:list>
      <text:list xml:id="list4946608639470724154" text:style-name="L14">
        <text:list-item>
          <text:p text:style-name="P90">Hiển thị bản đồ (sử dụng Google Maps JavaScript API)</text:p>
        </text:list-item>
        <text:list-item>
          <text:p text:style-name="P90">Vẽ biểu đồ sử dụng <text:span text:style-name="T21">thư viện </text:span>Highstocks.</text:p>
        </text:list-item>
        <text:list-item>
          <text:p text:style-name="P91">Cập nhật dữ liệu theo thời gian thực sử dụng thư viện Sockets.IO.</text:p>
        </text:list-item>
      </text:list>
      <text:h text:style-name="P100" text:outline-level="1"><text:bookmark-start text:name="__RefHeading___Toc1198_1249747711"/><text:bookmark-start text:name="_Toc465412553"/>SỐ LIỆU/ KẾT QUẢ NGHIÊN CỨU<text:bookmark-end text:name="__RefHeading___Toc1198_1249747711"/><text:bookmark-end text:name="_Toc465412553"/></text:h>
      <text:p text:style-name="P13">Sau một thời gian nghiên cứu và chế tạo, <text:span text:style-name="T95">nghiên cứu</text:span> đã hoàn thiện được <text:span text:style-name="T95">một bộ sản phẩm hoàn thiện, đạt được các yêu cầu đề ra</text:span> với các chức năng sau:</text:p>
      <text:h text:style-name="P105" text:outline-level="2"><text:bookmark-start text:name="__RefHeading___Toc1200_1249747711"/>Thiết bị quan trắc<text:bookmark-end text:name="__RefHeading___Toc1200_1249747711"/></text:h>
      <text:list xml:id="list4323681288404638605" text:style-name="L15">
        <text:list-item>
          <text:p text:style-name="P38">Tự động nhận biết các chỉ số của không khí bao gồm nhiệt độ, độ ẩm không khí, nồng độ bụi và nồng độ khí CO trong không khí <text:span text:style-name="T30">thông qua các cảm biến.</text:span></text:p>
        </text:list-item>
        <text:list-item>
          <text:p text:style-name="P38">Hiển thị các thông số đo được trên một màn hình LCD kích thước <text:span text:style-name="T31">20x4.</text:span></text:p>
        </text:list-item>
        <text:list-item>
          <text:p text:style-name="P38">Kết nối wifi thông qua module <text:span text:style-name="T33">ESP-12 và tự động gửi thông tin lên máy chủ định kì trong một khoảng thời gian nhất định là 5 phút một lần (có thể thay đổi được tuỳ theo người dùng)</text:span></text:p>
        </text:list-item>
        <text:list-item>
          <text:p text:style-name="P38">Cho phép người dùng chỉnh sửa các thông số của thiết bị ví dụ như tên và mật khẩu của trạm phát wifi mà thiết bị kết nối tới, địa chỉ IP tĩnh, vân vân.</text:p>
        </text:list-item>
      </text:list>
      <text:h text:style-name="P105" text:outline-level="2"><text:bookmark-start text:name="__RefHeading___Toc1881_673514855"/>Trang web<text:bookmark-end text:name="__RefHeading___Toc1881_673514855"/></text:h>
      <text:list xml:id="list790268744173469130" text:style-name="L16">
        <text:list-item>
          <text:p text:style-name="P40"><draw:frame draw:style-name="fr4" draw:name="Image4" text:anchor-type="paragraph" svg:x="0.828in" svg:y="1.1839in" svg:width="4.6437in" svg:height="2.8425in" draw:z-index="4"><draw:image xlink:href="Pictures/10000201000005470000033BD4321402A1E3033B.png" xlink:type="simple" xlink:show="embed" xlink:actuate="onLoad"/></draw:frame>Cho phép hiển thị thông tin của các trạm một cách trục quan dưới dạng bản đồ <text:span text:style-name="T34">(dựa trên Google Maps) </text:span>và biểu mẫu, <text:span text:style-name="T35">người dùng có thể chọn thời gian mà biểu mẫu biểu diễn. Sử dụng thư viện Socket.IO, thông tin cũng sẽ được cập nhật theo thời gian thực.</text:span></text:p>
        </text:list-item>
      </text:list>
      <text:p text:style-name="P42"/>
      <text:list xml:id="list181827523238084" text:continue-numbering="true" text:style-name="L16">
        <text:list-item>
          <text:p text:style-name="P98">Cho phép người dùng tạo tài khoản để phục vụ nhiều mục đích khác nhau, <text:span text:style-name="T36">như:</text:span></text:p>
          <text:list>
            <text:list-item>
              <text:p text:style-name="P39">Cho phép người dùng thêm mới, quản lý và sửa đổi thông tin của các trạm quan trắc thuộc quyền sở hữu của mình.</text:p>
            </text:list-item>
            <text:list-item>
              <text:p text:style-name="P39">Cho phép người dùng đăng kí nhận tin khi một trạm quan trắc nào đó có số đo ở mức nguy hiểm thông qua việc gửi email và nhắn tin <text:span text:style-name="T37">SMS</text:span> tới người dùng.</text:p>
            </text:list-item>
            <text:list-item>
              <text:p text:style-name="P39">Cho phép ẩn một trạm, nghĩa là ngoài người chủ ra thì không ai có thể truy cập và xem thông tin về trạm đó.</text:p>
            </text:list-item>
          </text:list>
        </text:list-item>
        <text:list-item>
          <text:p text:style-name="P39">Cung cấp một số hàm API cho việc tích hợp trang web với các ứng dụng ngoài</text:p>
        </text:list-item>
        <text:list-item>
          <text:p text:style-name="P41">Cho phép truy cập vào <text:span text:style-name="T36">cơ</text:span> <text:span text:style-name="T38">sở </text:span>dữ liệu thông qua ba cách:</text:p>
          <text:list>
            <text:list-item>
              <text:p text:style-name="P41">Thông qua các hàm API đối với các truy vấn nhỏ.</text:p>
            </text:list-item>
            <text:list-item>
              <text:p text:style-name="P41">Cho phép xuất và tải về số liệu của các trạm dưới các định dạng JSON <text:span text:style-name="T37">và CSV</text:span></text:p>
            </text:list-item>
            <text:list-item>
              <text:p text:style-name="P41">Cho phép người dùng thực thi truy vấn trực tiếp trong cơ sở dữ liệu của trang web thông qua việc viết các truy vấn SQL trả về kết quả.</text:p>
            </text:list-item>
          </text:list>
        </text:list-item>
        <text:list-item>
          <text:p text:style-name="P92">Cho phép phân loại các trạm theo các nhãn (tag)</text:p>
        </text:list-item>
        <text:list-item>
          <text:p text:style-name="P92"><draw:frame draw:style-name="fr4" draw:name="Image5" text:anchor-type="paragraph" svg:x="0.0437in" svg:y="0.8457in" svg:width="6.0492in" svg:height="2.2319in" draw:z-index="3"><draw:image xlink:href="Pictures/10000201000004EF000001D260BAE74875D36D26.png" xlink:type="simple" xlink:show="embed" xlink:actuate="onLoad"/></draw:frame>Cho phép tìm các trạm theo tên và theo nhãn, tìm nhãn và người dùng theo tên</text:p>
        </text:list-item>
      </text:list>
      <text:p text:style-name="P61">Giao diện tìm kiếm trạm quan trắc <text:span text:style-name="T103">theo tên</text:span></text:p>
      <text:h text:style-name="P100" text:outline-level="1"><text:bookmark-start text:name="__RefHeading___Toc1202_1249747711"/><text:bookmark-start text:name="_Toc465412554"/>PHÂN TÍCH SỐ LIỆU/ KẾT QUẢ VÀ THẢO LUẬN<text:bookmark-end text:name="__RefHeading___Toc1202_1249747711"/><text:bookmark-end text:name="_Toc465412554"/></text:h>
      <text:h text:style-name="P105" text:outline-level="2"><text:bookmark-start text:name="__RefHeading___Toc1204_1249747711"/>So sánh với những nghiên cứu trước<text:bookmark-end text:name="__RefHeading___Toc1204_1249747711"/></text:h>
      <text:p text:style-name="P25">Như đã được đề cập trong phần <text:span text:style-name="T104">Giới thiệu và </text:span>Tổng quan nghiên cứu, đã có hai nghiên cứu được thực hiện trước đây về đề tài này:</text:p>
      <text:list xml:id="list181828165773734" text:continue-list="list5011435350471705117" text:style-name="L4">
        <text:list-item>
          <text:p text:style-name="P68"><text:span text:style-name="T70">Air Quality Egg (</text:span><text:a xlink:type="simple" xlink:href="http://airqualityegg.com/" text:style-name="Internet_20_link" text:visited-style-name="Visited_20_Internet_20_Link"><text:span text:style-name="T70">http://airqualityegg.com/</text:span></text:a><text:span text:style-name="T70">)</text:span></text:p>
        </text:list-item>
        <text:list-item>
          <text:p text:style-name="P70"><text:span text:style-name="T70">Smart Citizen Kit (</text:span><text:a xlink:type="simple" xlink:href="https://smartcitizen.me/" text:style-name="Internet_20_link" text:visited-style-name="Visited_20_Internet_20_Link"><text:span text:style-name="T70">https://smartcitizen.me/</text:span></text:a><text:span text:style-name="T70">)</text:span></text:p>
        </text:list-item>
      </text:list>
      <text:p text:style-name="P93"><text:span text:style-name="T70">Khi so sánh nghiên cứu này với hai nghiên cứu trên, mặc dù</text:span><text:span text:style-name="T82"> không phải không có điểm mới, tuy nhiên nghiên cứu này vẫn còn một số khuyết điểm như:</text:span></text:p>
      <text:list xml:id="list2492807719021764324" text:style-name="L17">
        <text:list-item>
          <text:p text:style-name="P64">Nghiên cứu này vẫn còn thiếu các cảm biến cần thiết (vấn đề này sẽ được đề cập rõ hơn ở phía dưới)</text:p>
        </text:list-item>
        <text:list-item>
          <text:p text:style-name="P64">Thiết kế sản phẩm chưa được hoàn thiện so với hai dự án này</text:p>
        </text:list-item>
      </text:list>
      <text:p text:style-name="P65">Để nghiên cứu được hoàn thiện hơn thì những khuyết điểm bên trên sẽ cần được khắc phục.</text:p>
      <text:h text:style-name="P106" text:outline-level="2"><text:bookmark-start text:name="__RefHeading___Toc1206_1249747711"/>Những thiếu sót<text:bookmark-end text:name="__RefHeading___Toc1206_1249747711"/></text:h>
      <text:p text:style-name="P26">Nghiên cứu đã hoàn thiện trong việc thiết kế mô hình hệ thống theo dõi và cảnh báo tự động về chất lượng không khí. Tuy nhiên, nghiên cứu vẫn còn tồn đọng những điểm <text:span text:style-name="T23">chưa hoàn thiện:</text:span></text:p>
      <text:h text:style-name="P112" text:outline-level="3"><text:bookmark-start text:name="__RefHeading___Toc1208_1249747711"/>Khoảng cách giao tiếp<text:bookmark-end text:name="__RefHeading___Toc1208_1249747711"/></text:h>
      <text:p text:style-name="P116">Mô hình hiện tại sử dụng sóng Wifi để thực hiện việc truyền tin không dây. Tuy nhiên, <text:span text:style-name="T24">khi sử dụng các thiết bị thu phát phổ biến hiện nay thì khoảng cách lớn nhất giữa hai thiết bị</text:span> chỉ đạt từ 46m (trong nhà) cho tới 92m (ngoài trời) <text:s/><text:bibliography-mark text:identifier="Bradley, 2016" text:bibliography-type="www" text:author="Bradley Mitchell" text:pages="1" text:publisher="About Inc." text:title="What is the Range of a Typical WiFi Network?" text:year="2016" text:url="https://www.lifewire.com/range-of-typical-wifi-network-816564" text:custom1="English">[Bradley, 2016]</text:bibliography-mark><field:fieldmark-start text:name="__Fieldmark__988_1105289887" field:type=""/><field:fieldmark-end/>. Ngoài ra việc ở mỗi trạm phải đầu tư đường truyền Intern<text:span text:style-name="T114">et và một thiết bị phát wifi sẽ làm tăng chi phí lắp đặt ban đầu.</text:span></text:p>
      <text:p text:style-name="P27">Trong quá trình nghiên cứu mở rộng, tôi đã <text:span text:style-name="T25">thực hiện tìm hiểu về các giải pháp xử lý vấn đề này, và đã tìm ra một số giải pháp khác nhau.</text:span></text:p>
      <text:h text:style-name="P120" text:outline-level="4"><text:bookmark-start text:name="__RefHeading___Toc1377_1105289887"/>Sử dụng mạng di động<text:bookmark-end text:name="__RefHeading___Toc1377_1105289887"/></text:h>
      <text:p text:style-name="P94">Sử dụng hạ tầng mạng di động có sẵn và các modu<text:span text:style-name="T115">le có khả năng giao tiếp qua mạng di động như SIM900A</text:span>, chúng ta có thể gửi thông tin qua Interne<text:span text:style-name="T116">t sử dụng công nghệ như GPRS hay HSPA</text:span>. Khi xét về mức độ phủ sóng, GPRS có lợi thế hơn vì GPRS sử dụng hạ tầng mạng <text:span text:style-name="T116">2G có mức độ phủ sóng rộng hơn so với HSPA sử dụng hạ tầng mạng 3G. Về tốc độ, GPRS chậm hơn HSPA nhiều lần </text:span><text:soft-page-break/><text:span text:style-name="T116">tuy nhiên với lượng truyền tin thấp thì tốc độ không phải là một vấn đề. Tuy nhiên, nếu đi theo hướng này thì mỗi thiết bị quan trắc sẽ cần một thẻ SIM để có thể gửi tin qua mạng di động được.</text:span></text:p>
      <text:h text:style-name="P120" text:outline-level="4"><text:bookmark-start text:name="__RefHeading___Toc1379_1105289887"/>Sử dụng sóng vô tuyến / tự tạo hạ tầng truyền tin:<text:bookmark-end text:name="__RefHeading___Toc1379_1105289887"/></text:h>
      <text:p text:style-name="P32">Với các module sử dụng sóng vô tuyến <text:span text:style-name="T116">2.4GHz/900MHz, chúng ta có thể tự tạo ra một hạ tầng truyền tin giữa các thiết bị quan trắc và máy chủ. Hạ tầng bao gồm một thiết bị gateway nối mạng đóng vai trò là cầu nối giữa các thiết bị quan trắc, và các thiết bị quan trắc sử dụng sóng vô tuyến để gửi tin lên thiết bị gateway và thiết bị gateway sẽ gửi thông tin đó lên máy chủ.</text:span></text:p>
      <text:list xml:id="list1162077802673914481" text:style-name="L18">
        <text:list-item>
          <text:p text:style-name="P28">Semtech LoRa: LoRa là công nghệ LPWAN (Low Power Wired Area Network) cho phép truyền tin sử dụng sóng RF ở băng tần 868MHz <text:reference-mark-start text:name="JR_cite_1_Libelium_2016"/><text:span text:style-name="T45">[</text:span><text:span text:style-name="T57">Libelium Comunicaciones Distribuidas 2016a</text:span><text:span text:style-name="T45">]</text:span><text:reference-mark-end text:name="JR_cite_1_Libelium_2016"/>. Lợi thế của việc truyền tin ở băng tần này <text:span text:style-name="T26">là khoảng cách truyền tin xa hơn hẳn Wifi (ở băng tần 2.4GHz), vào khoảng từ 1km (có nhà chắn) cho tới 21km (không nhà chắn) và có mức sử dụng năng lượng thấp </text:span><text:reference-mark-start text:name="JR_cite_1_CookingHacks_2016"/><text:span text:style-name="T47">[</text:span><text:span text:style-name="T62">Libelium Comunicaciones Distribuidas 2016b</text:span><text:span text:style-name="T47">]</text:span><text:reference-mark-end text:name="JR_cite_1_CookingHacks_2016"/><text:span text:style-name="T26"> . Bù lại khoảng cách xa là tốc độ truyền tin thấp, tuy nhiên việc này có thể được khắc phục.</text:span></text:p>
        </text:list-item>
      </text:list>
      <text:list xml:id="list3459305776033383593" text:style-name="L19">
        <text:list-item>
          <text:p text:style-name="P15">Nordic nRF24L01: <text:span text:style-name="T27">nRF24L01 cũng sử dụng sóng vô tuyến ở băng tầng 2.4GHz (băng tần ISM) </text:span><text:reference-mark-start text:name="JR_cite_1_nrf24l01_1"/><text:span text:style-name="T56">[</text:span><text:span text:style-name="T63">Nordic Semiconductor 2007</text:span><text:span text:style-name="T56">]</text:span><text:reference-mark-end text:name="JR_cite_1_nrf24l01_1"/><text:span text:style-name="T27">. Module này có giá thành rẻ và khá phổ biến ở Việt Nam, có tốc độ truyền từ 250kbit/s trở lên, tuy nhiên khoảng cách của module này chỉ từ 1km trở xuống (trên lý thuyết) </text:span><text:reference-mark-start text:name="JR_cite_1_nrf24l01_2"/><text:span text:style-name="T56">[</text:span><text:span text:style-name="T63">arduino-info </text:span><text:span text:style-name="T56">]</text:span><text:reference-mark-end text:name="JR_cite_1_nrf24l01_2"/></text:p>
        </text:list-item>
      </text:list>
      <text:h text:style-name="P113" text:outline-level="3"><text:bookmark-start text:name="__RefHeading___Toc1210_1249747711"/>Việc thiếu các cảm biến<text:bookmark-end text:name="__RefHeading___Toc1210_1249747711"/></text:h>
      <text:p text:style-name="P29">So với các dự án Air Quality Egg và Smart Citizen Kit đã nêu ở trên, sản phẩm của tôi vẫn còn thiết khá nhiều cảm biến, ví dụ như cảm biến nồng độ <text:span text:style-name="T91">NO</text:span><text:span text:style-name="T8">2</text:span><text:span text:style-name="T91"> và O</text:span><text:span text:style-name="T8">3</text:span><text:span text:style-name="T91">. Các cảm biến này có đặc điểm là không phổ biến bằng ở Việt Nam, do vậy phải đặt hàng từ nước ngoài thì mới có thể mua được các cảm biến này.</text:span></text:p>
      <text:h text:style-name="P100" text:outline-level="1"><text:bookmark-start text:name="__RefHeading___Toc1316_1249747711"/><text:bookmark-start text:name="_Toc465412555"/>KẾT LUẬN<text:bookmark-end text:name="__RefHeading___Toc1316_1249747711"/><text:bookmark-end text:name="_Toc465412555"/></text:h>
      <text:p text:style-name="P14"><text:span text:style-name="T99">Nghiên cứu</text:span> đã hoàn thiện được <text:span text:style-name="T95">một bộ sản phẩm hoàn thiện, đạt được các yêu cầu đề ra ban đầu. Tuy nhiên, nói như vậy không có nghĩa là nghiên cứu này không có bất cứ khiếm khuyết nào:</text:span></text:p>
      <text:list xml:id="list3415257557920009262" text:style-name="L20">
        <text:list-item>
          <text:p text:style-name="P16">Thiết bị sử dụng sóng Wifi để gửi số đo nên không phù hợp đối với quy mô lớn với các điểm đặt xa nhau (vì nếu như vậy thì ở mỗi điểm đặt phải trang bị một thiết bị phát Wifi)</text:p>
        </text:list-item>
        <text:list-item>
          <text:p text:style-name="P16">Thiết bị mới chỉ đo được nồng độ khí CO và nồng độ bụi trong không khí mà chưa có khả năng đo nồng độ các khí quan trọng khác</text:p>
        </text:list-item>
        <text:list-item>
          <text:p text:style-name="P16">Trang web vẫn còn thiếu một số tính năng cần thiết và giao diện chưa được trau chuốt</text:p>
        </text:list-item>
      </text:list>
      <text:p text:style-name="P17">Tuy nhiên, những hạn chế ở trên không phải là không khắc phục được<text:span text:style-name="T108">.</text:span> <text:span text:style-name="T108">V</text:span>ì vậy<text:span text:style-name="T108">,</text:span> trước hết nghiên cứu sẽ tiếp tục khắc phục những hạn chế nêu trên, để đảm bảo tính hoàn thiện ban đầu. Sau đó, tôi sẽ tiếp tục nghiên cứu để phát triển những tính năng cần thiết khác trong bộ sản phẩm để giúp nghiên cứu được hoàn thiện về nhiều mặt hơn.<text:span text:style-name="T108"> Chúng tôi hi vọng và tin tưởng rằng, đề tài này sẽ là một đóng góp có ý nghĩa trên hành trình khoa học hiện tại và tương lai. </text:span></text:p>
      <text:h text:style-name="P100" text:outline-level="1"><text:bookmark-start text:name="__RefHeading___Toc1214_1249747711"/><text:bookmark-start text:name="_Toc465412556"/>TÀI LIỆU THAM KHẢ<text:bookmark-end text:name="_Toc465412556"/>O<text:bookmark-end text:name="__RefHeading___Toc1214_1249747711"/></text:h>
      <text:section text:style-name="Sect1" text:name="JR_bib">
        <text:p text:style-name="P95">arduino-info (). <text:span text:style-name="T42">RF24L01 2.4GHz Radio/Wireless Transceivers How-To</text:span>, <text:s/>.</text:p>
        <text:p text:style-name="P96">Balmes, J. R.; Fine, J. M. and Sheppard, D.<text:span text:style-name="T67"> (</text:span>1987<text:span text:style-name="T67">). </text:span><text:span text:style-name="T44">Symptomatic Bronchoconstriction after Short-Term Inhalation of Sulfur Dioxide</text:span><text:span text:style-name="T67">, American Review of Respiratory Disease 136 : 1117-1121.</text:span></text:p>
        <text:p text:style-name="P96">Bernstein, J. A.; Alexis, N.; Barnes, C.; Bernstein, I. L.; Nel, A.; Peden, D.; Diaz-Sanchez, D.; Tarlo, S. M.; Williams, P. B. and Bernstein, J. A.<text:span text:style-name="T67"> (</text:span>2004<text:span text:style-name="T67">). </text:span><text:span text:style-name="T44">Health effects of air pollution</text:span><text:span text:style-name="T67">, Journal of Allergy and Clinical Immunology 114 : 1116-1123.</text:span></text:p>
        <text:p text:style-name="P95">SHARP Corporation (<text:span text:style-name="T68">2006</text:span>). <text:span text:style-name="T42">GP2Y1010AU0F: Compact Optical Dust Sensor</text:span>, <text:s/>.</text:p>
        <text:p text:style-name="P96">Henz, S. and Maeder, M.<text:span text:style-name="T67"> (</text:span>2005<text:span text:style-name="T67">). </text:span><text:span text:style-name="T44">Prospective study of accidental carbon monoxide poisoning in 38 Swiss soldiers</text:span><text:span text:style-name="T67">, Swiss medical weekly 135 : 398.</text:span></text:p>
        <text:p text:style-name="P96">Phạm Hương<text:span text:style-name="T67"> (</text:span>2016<text:span text:style-name="T67">). </text:span><text:span text:style-name="T44">Ô nhiễm không khí ở đô thị lớn gia tăng</text:span><text:span text:style-name="T67">, <text:s/>.</text:span></text:p>
        <text:p text:style-name="P96">Kampa, M. and Castanas, E.<text:span text:style-name="T67"> (</text:span>2008<text:span text:style-name="T67">). </text:span><text:span text:style-name="T44">Human health effects of air pollution</text:span><text:span text:style-name="T67">, Environmental Pollution 151 : 362-367.</text:span></text:p>
        <text:p text:style-name="P95">Libelium Comunicaciones Distribuidas, S.L. (<text:span text:style-name="T68">2016b</text:span>). <text:span text:style-name="T42">Extreme Range Links: LoRa 868 / 900MHz SX1272 LoRa module for Arduino Waspmote and Raspberry Pi</text:span>, <text:s/>.</text:p>
        <text:p text:style-name="P95">Libelium Comunicaciones Distribuidas, S.L. (<text:span text:style-name="T68">2016a</text:span>). <text:span text:style-name="T42">Waspmote-LoRa-868MHz_915MHz-SX1272 Networking Guide</text:span>, <text:s/>.</text:p>
        <text:p text:style-name="P95">Henan Hanwei Electronics Co. Ltd. (<text:span text:style-name="T68">2016</text:span>). <text:span text:style-name="T42">MQ-9 Semiconductor Sensor for CO/Combustible Gas</text:span>, <text:s/>.</text:p>
        <text:p text:style-name="P96">Prockop, L. D. and Chichkova, R. I.<text:span text:style-name="T67"> (</text:span>2007<text:span text:style-name="T67">). </text:span><text:span text:style-name="T44">Carbon monoxide intoxication: An updated review</text:span><text:span text:style-name="T67">, Journal of the Neurological Sciences 262 : 122-130.</text:span></text:p>
        <text:p text:style-name="P95">Nordic Semiconductor (<text:span text:style-name="T68">2007</text:span>). <text:span text:style-name="T42">nRF24L01 Single Chip 2.4GHz Transceiver Product Specification</text:span>, <text:s/>.<text:bookmark text:name="JR_bib_end"/></text:p>
      </text:section>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officeooo:rsid="00c18374"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 fo:font-family="Arial" style:font-family-generic="roman" style:font-pitch="variable" style:font-name-asian="Calibri2" style:font-family-asian="Calibri" style:font-family-generic-asian="system" style:font-pitch-asian="variable" style:font-name-complex="Tahoma2"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2" style:font-family-asian="Calibri" style:font-family-generic-asian="system" style:font-pitch-asian="variable" style:language-asian="en" style:country-asian="US" style:font-name-complex="Tahoma2"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fo:line-height="100%"/>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line-height="100%"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line-height="100%"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EndNote_20_Bibliography" style:display-name="EndNote Bibliography" style:family="paragraph" style:parent-style-name="Standard" style:default-outline-level="">
      <style:paragraph-properties fo:line-height="100%" fo:text-align="justify" style:justify-single-word="false"/>
      <style:text-properties style:font-name="Calibri" fo:font-family="Calibri" style:font-family-generic="roman" style:font-pitch="variable" style:font-name-complex="Calibri2" style:font-family-complex="Calibri" style:font-family-generic-complex="system" style:font-pitch-complex="variable"/>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Table_20_of_20_Authorities" style:display-name="Table of Authorities" style:family="paragraph" style:parent-style-name="Heading"/>
    <style:style style:name="TOA_20_Heading" style:display-name="TOA Heading" style:family="paragraph" style:parent-style-name="Heading">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 fo:font-family="Arial" style:font-family-generic="roman" style:font-pitch="variable" fo:font-size="14pt" fo:language="vi" fo:country="VN" style:font-name-asian="Calibri2" style:font-family-asian="Calibri" style:font-family-generic-asian="system" style:font-pitch-asian="variable" style:font-size-asian="14pt" style:language-asian="ja" style:country-asian="JP" style:font-name-complex="Tahoma2" style:font-family-complex="Tahoma" style:font-family-generic-complex="system" style:font-pitch-complex="variable" style:font-size-complex="12pt"/>
    </style:style>
    <style:style style:name="ListLabel_20_1" style:display-name="ListLabel 1" style:family="text">
      <style:text-properties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2" style:font-family-asian="Calibri" style:font-family-generic-asian="system" style:font-pitch-asian="variable" style:font-name-complex="Tahoma2"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1" fo:font-family="Calibri" style:font-family-generic="swiss" style:font-pitch="variable" fo:font-weight="normal" style:font-name-asian="Calibri1"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lloon_20_Text_20_Char" style:display-name="Balloon Text Char" style:family="text" style:parent-style-name="Default_20_Paragraph_20_Font">
      <style:text-properties style:font-name="Tahoma1"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EndNote_20_Bibliography_20_Char" style:display-name="EndNote Bibliography Char" style:family="text" style:parent-style-name="Default_20_Paragraph_20_Font">
      <style:text-properties style:font-name="Calibri" fo:font-family="Calibri" style:font-family-generic="roman" style:font-pitch="variable" style:font-name-complex="Calibri2" style:font-family-complex="Calibri" style:font-family-generic-complex="system" style:font-pitch-complex="variable"/>
    </style:style>
    <style:style style:name="Header_20_Char" style:display-name="Header Char" style:family="text" style:parent-style-name="Default_20_Paragraph_20_Font"/>
    <style:style style:name="Footnote_20_Reference" style:display-name="Footnote Reference" style:family="text">
      <style:text-properties style:text-position="super 58%"/>
    </style:style>
    <style:style style:name="WW-Default_20_Paragraph_20_Font" style:display-name="WW-Default Paragraph Font" style:family="text"/>
    <style:style style:name="WW8Num20z8" style:family="text"/>
    <style:style style:name="WW8Num20z7" style:family="text"/>
    <style:style style:name="WW8Num20z6" style:family="text"/>
    <style:style style:name="WW8Num20z5" style:family="text"/>
    <style:style style:name="WW8Num20z4" style:family="text"/>
    <style:style style:name="WW8Num20z3" style:family="text"/>
    <style:style style:name="WW8Num20z2" style:family="text"/>
    <style:style style:name="WW8Num20z1" style:family="text"/>
    <style:style style:name="WW8Num1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8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7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6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4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1"/>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draw:fill-image-width="0in" draw:fill-image-height="0in"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2in" fo:margin-left="0in" fo:margin-right="0in" fo:margin-top="0.1598in" fo:background-color="transparent" style:dynamic-spacing="true" draw:fill="none"/>
      </style:footer-style>
    </style:page-layout>
  </office:automatic-styles>
  <office:master-styles>
    <style:master-page style:name="Standard" style:page-layout-name="Mpm1">
      <style:footer>
        <text:p text:style-name="MP1"><text:page-number text:select-page="current">18</text:page-number></text:p>
        <text:p text:style-name="Footer"/>
      </style:footer>
      <style:footer-first>
        <text:p text:style-name="MP1"/>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132</meta:editing-cycles>
    <meta:creation-date>2016-10-28T03:04:00</meta:creation-date>
    <dc:date>2016-12-11T18:18:26.402913461</dc:date>
    <meta:editing-duration>PT22H42M42S</meta:editing-duration>
    <meta:generator>LibreOffice/5.2.3.3$Linux_X86_64 LibreOffice_project/20m0$Build-3</meta:generator>
    <meta:document-statistic meta:table-count="0" meta:image-count="7" meta:object-count="0" meta:page-count="18" meta:paragraph-count="185" meta:word-count="4477" meta:character-count="20642" meta:non-whitespace-character-count="1632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